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C3200000AAC66A415F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writing-mode="lr-tb"/>
    </style:style>
    <style:style style:name="Таблица1.A" style:family="table-column">
      <style:table-column-properties style:column-width="2.198cm" style:rel-column-width="8472*"/>
    </style:style>
    <style:style style:name="Таблица1.B" style:family="table-column">
      <style:table-column-properties style:column-width="3.701cm" style:rel-column-width="14265*"/>
    </style:style>
    <style:style style:name="Таблица1.E" style:family="table-column">
      <style:table-column-properties style:column-width="3.701cm" style:rel-column-width="14268*"/>
    </style:style>
    <style:style style:name="Таблица1.A1" style:family="table-cell">
      <style:table-cell-properties fo:padding="0.097cm" fo:border="0.002cm solid #000000"/>
    </style:style>
    <style:style style:name="Таблица1.B1" style:family="table-cell" style:data-style-name="N0">
      <style:table-cell-properties fo:padding="0.097cm" fo:border-left="0.002cm solid #000000" fo:border-right="none" fo:border-top="0.002cm solid #000000" fo:border-bottom="0.002cm solid #000000"/>
    </style:style>
    <style:style style:name="Таблица1.E1" style:family="table-cell" style:data-style-name="N0">
      <style:table-cell-properties fo:padding="0.097cm" fo:border="0.002cm solid #000000"/>
    </style:style>
    <style:style style:name="Таблица1.A2" style:family="table-cell" style:data-style-name="N0">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none" fo:border-top="none" fo:border-bottom="0.002cm solid #000000"/>
    </style:style>
    <style:style style:name="Таблица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align="center" style:justify-single-word="false" fo:text-indent="1cm" style:auto-text-indent="false"/>
    </style:style>
    <style:style style:name="P3" style:family="paragraph" style:parent-style-name="Standard">
      <style:paragraph-properties fo:margin-left="0cm" fo:margin-right="0cm" fo:text-align="center" style:justify-single-word="false" fo:text-indent="1cm" style:auto-text-indent="false"/>
      <style:text-properties style:font-name="Times New Roman" fo:font-size="14pt" fo:font-weight="bold" style:font-size-asian="14pt" style:font-weight-asian="bold" style:font-name-complex="Times New Roman1" style:font-size-complex="12pt"/>
    </style:style>
    <style:style style:name="P4" style:family="paragraph" style:parent-style-name="Standard">
      <style:paragraph-properties fo:margin-left="0cm" fo:margin-right="0cm" fo:line-height="150%" fo:text-align="justify" style:justify-single-word="false" fo:text-indent="1cm" style:auto-text-indent="false"/>
      <style:text-properties style:font-name="Times New Roman" fo:font-size="14pt" style:font-size-asian="14pt" style:font-name-complex="Times New Roman1" style:font-size-complex="14pt"/>
    </style:style>
    <style:style style:name="P5" style:family="paragraph" style:parent-style-name="Standard">
      <style:paragraph-properties fo:margin-left="0cm" fo:margin-right="0cm" fo:line-height="150%" fo:text-align="justify" style:justify-single-word="false" fo:text-indent="1cm" style:auto-text-indent="false"/>
      <style:text-properties style:font-name="Times New Roman" fo:font-size="14pt" style:font-size-asian="14pt" style:language-asian="ru" style:country-asian="RU" style:font-name-complex="Times New Roman1" style:font-size-complex="14pt"/>
    </style:style>
    <style:style style:name="P6" style:family="paragraph" style:parent-style-name="Standard">
      <style:paragraph-properties fo:margin-left="0cm" fo:margin-right="0cm" fo:line-height="150%" fo:text-align="justify" style:justify-single-word="false" fo:text-indent="1cm" style:auto-text-indent="false"/>
      <style:text-properties style:font-name="Times New Roman" fo:font-size="12pt" style:font-size-asian="12pt" style:language-asian="ru" style:country-asian="RU" style:font-name-complex="Times New Roman1" style:font-size-complex="12pt"/>
    </style:style>
    <style:style style:name="P7" style:family="paragraph" style:parent-style-name="Standard">
      <style:paragraph-properties fo:margin-left="0cm" fo:margin-right="0cm" fo:line-height="150%" fo:text-align="justify" style:justify-single-word="false" fo:text-indent="1cm" style:auto-text-indent="false"/>
    </style:style>
    <style:style style:name="P8" style:family="paragraph" style:parent-style-name="Standard">
      <style:paragraph-properties fo:margin-left="0cm" fo:margin-right="0cm" fo:line-height="150%" fo:text-align="start" style:justify-single-word="false" fo:text-indent="1cm" style:auto-text-indent="false"/>
    </style:style>
    <style:style style:name="P9" style:family="paragraph" style:parent-style-name="Standard">
      <style:paragraph-properties fo:margin-left="0cm" fo:margin-right="0cm" fo:line-height="150%" fo:text-align="justify" style:justify-single-word="false" fo:text-indent="1cm" style:auto-text-indent="false"/>
      <style:text-properties fo:font-size="14pt" style:font-size-asian="14pt" style:font-size-complex="14pt"/>
    </style:style>
    <style:style style:name="P10" style:family="paragraph" style:parent-style-name="Standard">
      <style:paragraph-properties fo:margin-left="0cm" fo:margin-right="0cm" fo:line-height="150%" fo:text-align="justify" style:justify-single-word="false" fo:text-indent="1cm" style:auto-text-indent="false"/>
      <style:text-properties fo:font-size="14pt" fo:font-weight="normal" style:font-size-asian="14pt" style:font-weight-asian="normal" style:font-size-complex="14pt" style:font-weight-complex="normal"/>
    </style:style>
    <style:style style:name="P11" style:family="paragraph" style:parent-style-name="Standard">
      <style:paragraph-properties fo:margin-left="0cm" fo:margin-right="0cm" fo:line-height="150%" fo:text-align="start" style:justify-single-word="false" fo:text-indent="1cm" style:auto-text-indent="false"/>
      <style:text-properties fo:language="ru" fo:country="RU"/>
    </style:style>
    <style:style style:name="P12" style:family="paragraph" style:parent-style-name="Standard">
      <style:paragraph-properties fo:margin-left="0cm" fo:margin-right="0cm" fo:margin-top="0.176cm" fo:margin-bottom="0.176cm" fo:line-height="150%" fo:text-align="justify" style:justify-single-word="false" fo:text-indent="1cm" style:auto-text-indent="false"/>
      <style:text-properties style:font-name="Times New Roman" fo:font-size="12pt" style:font-size-asian="12pt" style:font-name-complex="Times New Roman1" style:font-size-complex="12pt"/>
    </style:style>
    <style:style style:name="P13" style:family="paragraph" style:parent-style-name="Standard">
      <style:paragraph-properties fo:margin-left="0cm" fo:margin-right="0cm" fo:margin-top="0.176cm" fo:margin-bottom="0.176cm" fo:line-height="150%" fo:text-align="justify" style:justify-single-word="false" fo:text-indent="1cm" style:auto-text-indent="false"/>
      <style:text-properties style:font-name="Times New Roman" fo:font-size="14pt" style:font-size-asian="14pt" style:font-name-complex="Times New Roman1" style:font-size-complex="14pt"/>
    </style:style>
    <style:style style:name="P14" style:family="paragraph" style:parent-style-name="Standard">
      <style:paragraph-properties fo:margin-left="0cm" fo:margin-right="0cm" fo:margin-top="0cm" fo:margin-bottom="0.423cm" fo:line-height="150%" fo:text-indent="1cm" style:auto-text-indent="false"/>
      <style:text-properties style:font-name="Times New Roman" fo:font-size="14pt" fo:language="ru" fo:country="RU" style:font-size-asian="14pt" style:font-name-complex="Times New Roman1" style:font-size-complex="14pt"/>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Standard">
      <style:text-properties style:font-name="Times New Roman" fo:font-size="14pt" style:font-size-asian="14pt" style:font-name-complex="Times New Roman1" style:font-size-complex="14pt"/>
    </style:style>
    <style:style style:name="P17"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18"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12pt"/>
    </style:style>
    <style:style style:name="P19" style:family="paragraph" style:parent-style-name="Standard">
      <style:paragraph-properties fo:margin-top="0.176cm" fo:margin-bottom="0.176cm" fo:text-align="center" style:justify-single-word="false" fo:background-color="#ffffff">
        <style:background-image/>
      </style:paragraph-properties>
    </style:style>
    <style:style style:name="P20" style:family="paragraph" style:parent-style-name="Standard">
      <style:paragraph-properties fo:margin-top="0.176cm" fo:margin-bottom="0.176cm" fo:text-align="center" style:justify-single-word="false" fo:background-color="#ffffff">
        <style:background-image/>
      </style:paragraph-properties>
      <style:text-properties style:font-name="Times New Roman" fo:font-size="20pt" fo:font-weight="bold" style:font-size-asian="20pt" style:font-weight-asian="bold" style:font-name-complex="Times New Roman1" style:font-size-complex="20pt"/>
    </style:style>
    <style:style style:name="P21" style:family="paragraph" style:parent-style-name="Standard">
      <style:paragraph-properties fo:margin-top="0cm" fo:margin-bottom="0.353cm" fo:line-height="115%"/>
      <style:text-properties fo:color="#365f91" style:font-name="Cambria" fo:font-size="16pt" fo:font-weight="bold" style:font-size-asian="16pt" style:font-weight-asian="bold" style:font-size-complex="14pt" style:font-weight-complex="bold"/>
    </style:style>
    <style:style style:name="P22" style:family="paragraph" style:parent-style-name="Standard">
      <style:paragraph-properties fo:margin-top="0cm" fo:margin-bottom="0cm"/>
    </style:style>
    <style:style style:name="P23" style:family="paragraph" style:parent-style-name="Table_20_Contents">
      <style:paragraph-properties fo:text-align="center" style:justify-single-word="false"/>
      <style:text-properties fo:font-size="14pt" style:font-size-asian="14pt" style:font-size-complex="14pt"/>
    </style:style>
    <style:style style:name="P24" style:family="paragraph" style:parent-style-name="Standard" style:master-page-name="First_20_Page">
      <style:paragraph-properties fo:text-align="center" style:justify-single-word="false" style:page-number="auto"/>
    </style:style>
    <style:style style:name="P25"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26"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27"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14pt"/>
    </style:style>
    <style:style style:name="P28" style:family="paragraph" style:parent-style-name="Standard">
      <style:paragraph-properties fo:text-align="center" style:justify-single-word="false"/>
      <style:text-properties style:font-name="Times New Roman" fo:font-size="16pt" style:font-size-asian="16pt" style:font-name-complex="Times New Roman1" style:font-size-complex="14pt"/>
    </style:style>
    <style:style style:name="P29" style:family="paragraph" style:parent-style-name="Standard">
      <style:paragraph-properties fo:margin-left="12.002cm" fo:margin-right="0cm" fo:text-indent="0cm" style:auto-text-indent="false"/>
      <style:text-properties style:font-name="Times New Roman" fo:font-size="14pt" fo:font-weight="bold" style:font-size-asian="14pt" style:font-weight-asian="bold" style:font-name-complex="Times New Roman1" style:font-size-complex="14pt"/>
    </style:style>
    <style:style style:name="P30" style:family="paragraph" style:parent-style-name="Standard">
      <style:paragraph-properties fo:margin-left="12.002cm" fo:margin-right="0cm" fo:text-indent="0cm" style:auto-text-indent="false"/>
      <style:text-properties style:font-name="Times New Roman" fo:font-size="14pt" style:font-size-asian="14pt" style:font-name-complex="Times New Roman1" style:font-size-complex="14pt"/>
    </style:style>
    <style:style style:name="P31" style:family="paragraph" style:parent-style-name="Standard">
      <style:paragraph-properties fo:margin-left="12.002cm" fo:margin-right="0cm" fo:text-indent="0cm" style:auto-text-indent="false" fo:background-color="#ffffff">
        <style:background-image/>
      </style:paragraph-properties>
      <style:text-properties style:font-name="Times New Roman" fo:font-size="14pt" style:font-size-asian="14pt" style:font-name-complex="Times New Roman1" style:font-size-complex="14pt"/>
    </style:style>
    <style:style style:name="P32" style:family="paragraph" style:parent-style-name="Standard">
      <style:paragraph-properties fo:margin-left="0cm" fo:margin-right="0cm" fo:text-align="center" style:justify-single-word="false" fo:text-indent="1cm" style:auto-text-indent="false"/>
      <style:text-properties style:font-name="Times New Roman" fo:font-size="18pt" fo:font-weight="bold" style:font-size-asian="18pt" style:font-weight-asian="bold" style:font-name-complex="Times New Roman1" style:font-size-complex="12pt"/>
    </style:style>
    <style:style style:name="P33" style:family="paragraph" style:parent-style-name="Standard">
      <style:paragraph-properties fo:margin-left="0cm" fo:margin-right="0cm" fo:line-height="150%" fo:text-align="start" style:justify-single-word="false" fo:text-indent="1cm" style:auto-text-indent="false"/>
      <style:text-properties style:font-name="Times New Roman" fo:font-size="14pt" fo:language="ru" fo:country="RU" fo:font-weight="normal" style:font-name-asian="Times New Roman1" style:font-size-asian="14pt" style:language-asian="ru" style:country-asian="RU" style:font-weight-asian="normal" style:font-name-complex="Times New Roman1" style:font-size-complex="12pt" style:font-weight-complex="normal"/>
    </style:style>
    <style:style style:name="P34" style:family="paragraph" style:parent-style-name="Standard">
      <style:paragraph-properties fo:margin-left="0cm" fo:margin-right="0cm" fo:line-height="150%" fo:text-align="justify" style:justify-single-word="false" fo:text-indent="1cm" style:auto-text-indent="false"/>
      <style:text-properties style:font-name="Times New Roman" fo:font-size="14pt" fo:language="ru" fo:country="RU" style:font-size-asian="14pt" style:language-asian="ru" style:country-asian="RU" style:font-name-complex="Times New Roman1" style:font-size-complex="14pt"/>
    </style:style>
    <style:style style:name="P35" style:family="paragraph" style:parent-style-name="Standard">
      <style:paragraph-properties fo:margin-left="0cm" fo:margin-right="0cm" fo:line-height="150%" fo:text-align="justify" style:justify-single-word="false" fo:text-indent="1cm" style:auto-text-indent="false"/>
      <style:text-properties style:font-name="Times New Roman" fo:font-size="14pt" style:font-size-asian="14pt" style:language-asian="ru" style:country-asian="RU" style:font-name-complex="Times New Roman1" style:font-size-complex="14pt"/>
    </style:style>
    <style:style style:name="P36" style:family="paragraph" style:parent-style-name="Standard">
      <style:paragraph-properties fo:margin-left="0cm" fo:margin-right="0cm" fo:line-height="150%" fo:text-align="justify" style:justify-single-word="false" fo:text-indent="1cm" style:auto-text-indent="false"/>
      <style:text-properties style:text-position="0% 100%" style:font-name="Times New Roman" fo:font-size="14pt" fo:language="ru" fo:country="RU" style:font-size-asian="14pt" style:font-name-complex="Times New Roman1" style:font-size-complex="14pt"/>
    </style:style>
    <style:style style:name="P37" style:family="paragraph" style:parent-style-name="Standard" style:list-style-name="L1">
      <style:paragraph-properties fo:margin-top="0cm" fo:margin-bottom="0.423cm" fo:line-height="150%"/>
      <style:text-properties style:font-name="Times New Roman" fo:font-size="14pt" fo:language="ru" fo:country="RU" style:font-size-asian="14pt" style:font-name-complex="Times New Roman1" style:font-size-complex="14pt"/>
    </style:style>
    <style:style style:name="P38" style:family="paragraph" style:parent-style-name="Standard">
      <style:paragraph-properties fo:margin-top="0cm" fo:margin-bottom="0.423cm" fo:line-height="150%"/>
      <style:text-properties style:font-name="Times New Roman" fo:font-size="14pt" fo:language="en" fo:country="US" style:font-size-asian="14pt" style:font-name-complex="Times New Roman1" style:font-size-complex="14pt"/>
    </style:style>
    <style:style style:name="P39" style:family="paragraph" style:parent-style-name="Standard" style:list-style-name="L1">
      <style:paragraph-properties fo:margin-top="0cm" fo:margin-bottom="0.423cm" fo:line-height="150%"/>
      <style:text-properties style:text-position="0% 100%" style:font-name="Times New Roman" fo:font-size="14pt" fo:language="ru" fo:country="RU" style:font-size-asian="14pt" style:font-name-complex="Times New Roman1" style:font-size-complex="14pt"/>
    </style:style>
    <style:style style:name="P40" style:family="paragraph" style:parent-style-name="Heading_20_1">
      <style:paragraph-properties fo:line-height="200%" fo:text-align="center" style:justify-single-word="false"/>
    </style:style>
    <style:style style:name="P41" style:family="paragraph" style:parent-style-name="Heading_20_1">
      <style:paragraph-properties fo:text-align="center" style:justify-single-word="false"/>
      <style:text-properties style:language-asian="ru" style:country-asian="RU"/>
    </style:style>
    <style:style style:name="P42" style:family="paragraph" style:parent-style-name="Heading_20_1">
      <style:paragraph-properties fo:margin-left="0cm" fo:margin-right="0cm" fo:text-align="center" style:justify-single-word="false" fo:text-indent="1cm" style:auto-text-indent="false"/>
    </style:style>
    <style:style style:name="P43" style:family="paragraph" style:parent-style-name="Heading_20_1">
      <style:paragraph-properties fo:margin-left="0cm" fo:margin-right="0cm" fo:line-height="200%" fo:text-align="center" style:justify-single-word="false" fo:text-indent="1cm" style:auto-text-indent="false"/>
    </style:style>
    <style:style style:name="P44" style:family="paragraph" style:parent-style-name="Heading_20_1">
      <style:paragraph-properties fo:margin-left="0cm" fo:margin-right="0cm" fo:line-height="200%" fo:text-align="center" style:justify-single-word="false" fo:text-indent="1cm" style:auto-text-indent="false"/>
      <style:text-properties style:language-asian="ru" style:country-asian="RU"/>
    </style:style>
    <style:style style:name="P45" style:family="paragraph" style:parent-style-name="Heading_20_1">
      <style:paragraph-properties fo:margin-left="0cm" fo:margin-right="0cm" fo:line-height="200%" fo:text-align="center" style:justify-single-word="false" fo:text-indent="1cm" style:auto-text-indent="false"/>
      <style:text-properties style:font-name="Times New Roman" style:language-asian="ru" style:country-asian="RU" style:font-name-complex="Times New Roman1"/>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language-asian="ru" style:country-asian="RU" style:font-name-complex="Times New Roman1" style:font-size-complex="14pt"/>
    </style:style>
    <style:style style:name="T3" style:family="text">
      <style:text-properties style:font-name="Times New Roman" fo:font-size="14pt" fo:language="en" fo:country="US" style:font-size-asian="14pt" style:font-name-complex="Times New Roman1" style:font-size-complex="14pt"/>
    </style:style>
    <style:style style:name="T4" style:family="text">
      <style:text-properties style:font-name="Times New Roman" fo:font-size="14pt" fo:language="en" fo:country="US" style:font-size-asian="14pt" style:language-asian="ru" style:country-asian="RU" style:font-name-complex="Times New Roman1" style:font-size-complex="14pt"/>
    </style:style>
    <style:style style:name="T5" style:family="text">
      <style:text-properties style:font-name="Times New Roman" fo:font-size="14pt" fo:language="en" fo:country="US" fo:font-weight="normal" style:font-name-asian="Times New Roman1" style:font-size-asian="14pt" style:language-asian="ru" style:country-asian="RU" style:font-weight-asian="normal" style:font-name-complex="Times New Roman1" style:font-size-complex="12pt" style:font-weight-complex="normal"/>
    </style:style>
    <style:style style:name="T6" style:family="text">
      <style:text-properties style:font-name="Times New Roman" fo:font-size="14pt" fo:language="ru" fo:country="RU" style:font-size-asian="14pt" style:language-asian="ru" style:country-asian="RU" style:font-name-complex="Times New Roman1" style:font-size-complex="14pt"/>
    </style:style>
    <style:style style:name="T7" style:family="text">
      <style:text-properties style:font-name="Times New Roman" fo:font-size="14pt" fo:language="ru" fo:country="RU" fo:font-weight="normal" style:font-name-asian="Times New Roman1" style:font-size-asian="14pt" style:language-asian="ru" style:country-asian="RU" style:font-weight-asian="normal" style:font-name-complex="Times New Roman1" style:font-size-complex="12pt" style:font-weight-complex="normal"/>
    </style:style>
    <style:style style:name="T8" style:family="text">
      <style:text-properties style:font-name="Times New Roman" fo:font-size="14pt" style:font-name-asian="Times New Roman1" style:font-size-asian="14pt" style:language-asian="ru" style:country-asian="RU" style:font-name-complex="Times New Roman1" style:font-size-complex="12pt"/>
    </style:style>
    <style:style style:name="T9" style:family="text">
      <style:text-properties style:font-name="Times New Roman" fo:font-size="14pt" fo:font-weight="normal" style:font-name-asian="Times New Roman1" style:font-size-asian="14pt" style:language-asian="ru" style:country-asian="RU" style:font-weight-asian="normal" style:font-name-complex="Times New Roman1" style:font-size-complex="12pt" style:font-weight-complex="normal"/>
    </style:style>
    <style:style style:name="T10" style:family="text">
      <style:text-properties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T11" style:family="text">
      <style:text-properties style:font-name="Times New Roman" fo:font-size="20pt" fo:font-weight="bold" style:font-size-asian="20pt" style:font-weight-asian="bold" style:font-name-complex="Times New Roman1" style:font-size-complex="20pt"/>
    </style:style>
    <style:style style:name="T12" style:family="text">
      <style:text-properties style:font-name="Times New Roman" style:language-asian="ru" style:country-asian="RU" style:font-name-complex="Times New Roman1"/>
    </style:style>
    <style:style style:name="T13" style:family="text">
      <style:text-properties style:font-name="Times New Roman" fo:language="en" fo:country="US" style:language-asian="ru" style:country-asian="RU" style:font-name-complex="Times New Roman1"/>
    </style:style>
    <style:style style:name="T14" style:family="text">
      <style:text-properties style:font-name="Times New Roman" fo:language="ru" fo:country="RU" style:language-asian="ru" style:country-asian="RU" style:font-name-complex="Times New Roman1"/>
    </style:style>
    <style:style style:name="T15" style:family="text">
      <style:text-properties fo:language="en" fo:country="US"/>
    </style:style>
    <style:style style:name="T16" style:family="text">
      <style:text-properties fo:color="#484848" style:font-name="Times New Roman" fo:font-size="20pt" fo:language="ru" fo:country="RU" fo:font-weight="bold" style:font-name-asian="Times New Roman1" style:font-size-asian="20pt" style:language-asian="ru" style:country-asian="RU" style:font-weight-asian="bold" style:font-name-complex="Times New Roman1" style:font-size-complex="20pt"/>
    </style:style>
    <style:style style:name="T17" style:family="text">
      <style:text-properties style:text-position="sub 58%"/>
    </style:style>
    <style:style style:name="T18" style:family="text">
      <style:text-properties style:text-position="sub 58%" fo:language="en" fo:country="US"/>
    </style:style>
    <style:style style:name="T19" style:family="text">
      <style:text-properties style:text-position="sub 58%" fo:language="ru" fo:country="RU"/>
    </style:style>
    <style:style style:name="T20" style:family="text">
      <style:text-properties style:text-position="0% 100%"/>
    </style:style>
    <style:style style:name="T21" style:family="text">
      <style:text-properties style:text-position="0% 100%" fo:language="en" fo:country="US"/>
    </style:style>
    <style:style style:name="T22" style:family="text">
      <style:text-properties style:text-position="0% 100%" fo:language="ru" fo:country="RU"/>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Министерство науки</text:span><text:span text:style-name="T3"> </text:span><text:span text:style-name="T1">и высшего образования Российской Федерации</text:span></text:p>
      <text:p text:style-name="P17">Федеральное государственное автономное образовательное учреждение высшего образования </text:p>
      <text:p text:style-name="P17">«Нижегородский государственный университет им. Н.И. Лобачевского»</text:p>
      <text:p text:style-name="P26">Институт информационных технологий, математики и механики</text:p>
      <text:p text:style-name="P17"/>
      <text:p text:style-name="P17"/>
      <text:p text:style-name="P17"/>
      <text:p text:style-name="P17"/>
      <text:p text:style-name="P17"/>
      <text:p text:style-name="P17"/>
      <text:p text:style-name="P17"/>
      <text:p text:style-name="P17"/>
      <text:p text:style-name="P17"/>
      <text:p text:style-name="P27">Отчет</text:p>
      <text:p text:style-name="P28">по лабораторной работе №3</text:p>
      <text:p text:style-name="P19"><text:span text:style-name="T11">«</text:span><text:span text:style-name="T16">Построение выпуклой оболочки.</text:span></text:p>
      <text:p text:style-name="P19"><text:span text:style-name="T16">Проход Джарвиса</text:span><text:span text:style-name="T11">»</text:span></text:p>
      <text:p text:style-name="P20"/>
      <text:p text:style-name="P20"/>
      <text:p text:style-name="P29">Выполнил:</text:p>
      <text:p text:style-name="P30">студент группы 381608</text:p>
      <text:p text:style-name="P30">Чураков С.С.</text:p>
      <text:p text:style-name="P29">Проверила:</text:p>
      <text:p text:style-name="P31">Кустикова В.Д.</text:p>
      <text:p text:style-name="P17"/>
      <text:p text:style-name="P17"/>
      <text:p text:style-name="P17"/>
      <text:p text:style-name="P17"/>
      <text:p text:style-name="P17"/>
      <text:p text:style-name="P16"/>
      <text:p text:style-name="P17">Нижний Новгород </text:p>
      <text:p text:style-name="P17">2018</text:p>
      <text:p text:style-name="P18"><text:soft-page-break/></text:p>
      <text:p text:style-name="P32">Содержание</text:p>
      <text:p text:style-name="P3"/>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3837_907211265" text:style-name="Internet_20_link" text:visited-style-name="Visited_20_Internet_20_Link">Постановка задачи<text:tab/>3</text:a></text:p>
          <text:p text:style-name="P15"><text:a xlink:type="simple" xlink:href="#__RefHeading__3839_907211265" text:style-name="Internet_20_link" text:visited-style-name="Visited_20_Internet_20_Link">Метод решения<text:tab/>4</text:a></text:p>
          <text:p text:style-name="P15"><text:a xlink:type="simple" xlink:href="#__RefHeading__3841_907211265" text:style-name="Internet_20_link" text:visited-style-name="Visited_20_Internet_20_Link">Схема распараллеливания<text:tab/>5</text:a></text:p>
          <text:p text:style-name="P15"><text:a xlink:type="simple" xlink:href="#__RefHeading__3843_907211265" text:style-name="Internet_20_link" text:visited-style-name="Visited_20_Internet_20_Link">Описание программной реализации<text:tab/>6</text:a></text:p>
          <text:p text:style-name="P15"><text:a xlink:type="simple" xlink:href="#__RefHeading__3845_907211265" text:style-name="Internet_20_link" text:visited-style-name="Visited_20_Internet_20_Link">Подтверждение корректности<text:tab/>7</text:a></text:p>
          <text:p text:style-name="P15"><text:a xlink:type="simple" xlink:href="#__RefHeading__3847_907211265" text:style-name="Internet_20_link" text:visited-style-name="Visited_20_Internet_20_Link">Результаты экспериментов<text:tab/>8</text:a></text:p>
          <text:p text:style-name="P15"><text:a xlink:type="simple" xlink:href="#__RefHeading__3849_907211265" text:style-name="Internet_20_link" text:visited-style-name="Visited_20_Internet_20_Link">Заключение<text:tab/>10</text:a></text:p>
          <text:p text:style-name="P15"><text:a xlink:type="simple" xlink:href="#__RefHeading__3851_907211265" text:style-name="Internet_20_link" text:visited-style-name="Visited_20_Internet_20_Link">Приложение<text:tab/>11</text:a></text:p>
        </text:index-body>
      </text:table-of-content>
      <text:p text:style-name="P2"><text:a xlink:type="simple" xlink:href="#_Toc531367741" text:style-name="Internet_20_link" text:visited-style-name="Visited_20_Internet_20_Link"/></text:p>
      <text:p text:style-name="P21"/>
      <text:p text:style-name="P21"/>
      <text:list xml:id="list4638514134266331455" text:style-name="Outline">
        <text:list-item>
          <text:h text:style-name="P42" text:outline-level="1"><text:bookmark-start text:name="_Toc531367741"/><text:bookmark-start text:name="__RefHeading__3837_907211265"/>Постановка задачи<text:bookmark-end text:name="_Toc531367741"/><text:bookmark-end text:name="__RefHeading__3837_907211265"/></text:h>
        </text:list-item>
      </text:list>
      <text:p text:style-name="P12"/>
      <text:p text:style-name="P13">В данной лабораторной работе необходимо реализовать построение выпуклой оболочки по алгоритму Джарвиса. Программа должна быть написана с возможностью запуска на нескольких процессах. </text:p>
      <text:p text:style-name="P13">Задача построения выпуклой оболочки заключается в том, что необходимо <text:s/>получить некоторый массив координат точек на плоскости и построить выпуклую область, которая включает все полученные точки и занимает минимальную возможную площадь.</text:p>
      <text:p text:style-name="P13">Результат — упорядоченное множество вершин выпуклой оболочки.</text:p>
      <text:p text:style-name="P13">Программа должна также уметь генерировать случайные множества точек, проверять корректность результата, оценивать время выполнения.</text:p>
      <text:list xml:id="list43649591" text:continue-numbering="true" text:style-name="Outline">
        <text:list-item>
          <text:h text:style-name="P43" text:outline-level="1"><text:bookmark-start text:name="_Toc531367742"/><text:bookmark-start text:name="__RefHeading__3839_907211265"/>Метод решения<text:bookmark-end text:name="_Toc531367742"/><text:bookmark-end text:name="__RefHeading__3839_907211265"/></text:h>
        </text:list-item>
      </text:list>
      <text:p text:style-name="P14">Если получено не более двух точек, выпуклая оболочка <text:span text:style-name="T15">явля</text:span>ется точкой или отрезком и может быть построена сразу по полученным точкам. Иначе для нахождения выпуклой оболочки воспользуемся алгоритмом Джарвиса.</text:p>
      <text:p text:style-name="P14">Алгоритм Джарвиса:</text:p>
      <text:list xml:id="list508994781072276161" text:style-name="L1">
        <text:list-item>
          <text:p text:style-name="P37">Находим точку <text:span text:style-name="T15">p</text:span><text:span text:style-name="T18">1 </text:span>с наименьшей координатой <text:span text:style-name="T15">y. </text:span>Если таких точек много, выбираем из них точку с наименьшей координатой <text:span text:style-name="T15">x. </text:span>Это первая точка выпуклой оболочки.</text:p>
        </text:list-item>
        <text:list-item>
          <text:p text:style-name="P37">Находим точку <text:span text:style-name="T15">p</text:span><text:span text:style-name="T18">2 </text:span>, которая имеет наименьший положительный полярный угол относительно точки <text:span text:style-name="T15">p</text:span><text:span text:style-name="T18">1 </text:span>как начала координат. Это вторая точка выпуклой оболочки. </text:p>
        </text:list-item>
        <text:list-item>
          <text:p text:style-name="P37">Зная точки <text:span text:style-name="T15">p</text:span><text:span text:style-name="T18">i </text:span>и <text:span text:style-name="T15">p</text:span><text:span text:style-name="T18">i+1</text:span><text:span text:style-name="T15">,</text:span> можно найти следующую точку оболочки <text:span text:style-name="T15">p</text:span><text:span text:style-name="T18">i+2.</text:span><text:span text:style-name="T21"> </text:span><text:span text:style-name="T20">Для этого находим точку <text:s/></text:span><text:span text:style-name="T21">p</text:span><text:span text:style-name="T18">i+2</text:span><text:span text:style-name="T21"> </text:span><text:span text:style-name="T20">с минимальным углом между прямыми <text:s/></text:span><text:span text:style-name="T21">p</text:span><text:span text:style-name="T18">i </text:span><text:span text:style-name="T21">p</text:span><text:span text:style-name="T18">i+1</text:span><text:span text:style-name="T21"> и</text:span><text:span text:style-name="T18"> </text:span><text:span text:style-name="T21">p</text:span><text:span text:style-name="T18">i</text:span><text:span text:style-name="T17">+1</text:span><text:span text:style-name="T18"> </text:span><text:span text:style-name="T21">p</text:span><text:span text:style-name="T18">i+</text:span><text:span text:style-name="T17">2</text:span><text:span text:style-name="T18"> . </text:span></text:p>
        </text:list-item>
        <text:list-item>
          <text:p text:style-name="P39">Продолжаем находить точки выпуклой оболочки, пока не вернемся в самую первую точку.</text:p>
          <text:p text:style-name="P39">В программе выполняется вычисление косинусов углов, а не самих углов.</text:p>
          <text:p text:style-name="P39">Косинус вычисляется как частное скалярного произведения векторов (значения вектора — разности координат точек) и произведения длин тех же векторов.</text:p>
          <text:p text:style-name="P39">После выполнения алгоритма Джарвиса желательно убрать точки, лежащие на ребрах оболочки. <text:s/></text:p>
        </text:list-item>
      </text:list>
      <text:p text:style-name="P38"/>
      <text:p text:style-name="Standard"/>
      <text:list xml:id="list43620109" text:continue-list="list43649591" text:style-name="Outline">
        <text:list-item>
          <text:h text:style-name="P40" text:outline-level="1"><text:bookmark-start text:name="_Toc531367743"/><text:bookmark-start text:name="__RefHeading__3841_907211265"/>Схема распараллеливания<text:bookmark-end text:name="_Toc531367743"/><text:bookmark-end text:name="__RefHeading__3841_907211265"/></text:h>
        </text:list-item>
      </text:list>
      <text:p text:style-name="P4">В алгоритме Джарвиса для поиска точки выпуклой оболочки необходимо, чтобы были известны две предыдущие точки оболочки, потому между процессами постоянно должен осуществляться обмен данными.</text:p>
      <text:p text:style-name="P4">В начале программы равномерно распределим массивы координат точек между всеми процессами. </text:p>
      <text:p text:style-name="P4">Чтобы найти нижнюю левую точку <text:span text:style-name="T15">p</text:span><text:span text:style-name="T18">1, </text:span><text:span text:style-name="T22">найдем на каждом процессе крайнюю левую точку из множества точек, которое известно процессу, соберем результаты на нулевом процессе и найдем в полученном множестве точек крайнюю левую точку снова, эта точка будет результатом поиска.</text:span></text:p>
      <text:p text:style-name="P4"><text:span text:style-name="T22">Чтобы, зная точки </text:span><text:span text:style-name="T21">p</text:span><text:span text:style-name="T18">i </text:span><text:span text:style-name="T22">и </text:span><text:span text:style-name="T21">p</text:span><text:span text:style-name="T18">i+1 </text:span><text:span text:style-name="T21">, </text:span><text:span text:style-name="T22">найти точку </text:span><text:span text:style-name="T21">p</text:span><text:span text:style-name="T18">i+2</text:span><text:span text:style-name="T21"> </text:span><text:span text:style-name="T22">с минимальным углом между прямыми <text:s/></text:span><text:span text:style-name="T21">p</text:span><text:span text:style-name="T18">i </text:span><text:span text:style-name="T21">p</text:span><text:span text:style-name="T18">i+1</text:span><text:span text:style-name="T21"> и</text:span><text:span text:style-name="T18"> <text:s/></text:span><text:span text:style-name="T21">p</text:span><text:span text:style-name="T18">i</text:span><text:span text:style-name="T19">+1</text:span><text:span text:style-name="T18"> </text:span><text:span text:style-name="T21">p</text:span><text:span text:style-name="T18">i+</text:span><text:span text:style-name="T19">2</text:span><text:span text:style-name="T18"> , </text:span><text:span text:style-name="T22">найдем на каждом процессе такую точку из известного процессу множества точек, соберем результаты на нулевом процессе и повторим в полученном множестве поиск необходимой точки.</text:span></text:p>
      <text:p text:style-name="P36">Когда мы находим новую точку оболочки, ее координаты необходимо разослать по всем процессам. Каждый процесс должен хранить координаты двух последних найденных точек оболочки.</text:p>
      <text:p text:style-name="P36">Когда мы завершаем построение выпуклой оболочки, необходимо оповестить все процессы об этом.</text:p>
      <text:list xml:id="list43623587" text:continue-numbering="true" text:style-name="Outline">
        <text:list-item>
          <text:h text:style-name="P44" text:outline-level="1"><text:bookmark-start text:name="_Toc531367744"/><text:bookmark-start text:name="__RefHeading__3843_907211265"/>Описание программной реализации<text:bookmark-end text:name="_Toc531367744"/><text:bookmark-end text:name="__RefHeading__3843_907211265"/></text:h>
        </text:list-item>
      </text:list>
      <text:p text:style-name="P8"><text:span text:style-name="T8">Запуск программы осуществляется через командную строку</text:span><text:span text:style-name="T7">. Для запуска необходимо ввести 1 или 3 агрумента: число точек, минимальное и максимальное значение координат. Аргументы должны быть целочисленными, число точек должно быть положительным, а минимальное значение координат должно быть меньше максимального.</text:span></text:p>
      <text:p text:style-name="P11"><text:span text:style-name="T9">Если последние 2 аргумента не введены, по умолчанию диапазон значений координат будет: </text:span><text:span text:style-name="T5">[-50; 50].</text:span></text:p>
      <text:p text:style-name="P11"><text:span text:style-name="T9">На выходе получаем </text:span><text:span text:style-name="T10">упорядоченное множество вершин выпуклой оболочки</text:span></text:p>
      <text:p text:style-name="P33">Пример выполнения программы:</text:p>
      <text:p text:style-name="P10"><draw:frame draw:style-name="fr1" draw:name="Графический объект1" text:anchor-type="paragraph" svg:width="17cm" svg:height="1.967cm" draw:z-index="0"><draw:image xlink:href="Pictures/2000000700005C3200000AAC66A415F1.svm" xlink:type="simple" xlink:show="embed" xlink:actuate="onLoad"/></draw:frame><text:span text:style-name="T12">Программа получает входные параметры и формирует начальные данные — массивы координат точек. Если процессов больше одного, это выполняется на нулевом процессе. Время начала выполнения фиксируется на нулевом процессе. Начальные данные выводятся на экран, после чего начинает выполняться алгоритм Джарвиса (см. </text:span><text:a xlink:type="simple" xlink:href="#2.Метод решения|outline" text:style-name="Internet_20_link" text:visited-style-name="Visited_20_Internet_20_Link">Метод Решения</text:a><text:span text:style-name="T12"> для подробного описания алгоритма и </text:span><text:a xlink:type="simple" xlink:href="#3.Схема распараллеливания|outline" text:style-name="Internet_20_link" text:visited-style-name="Visited_20_Internet_20_Link">Схема распараллеливания</text:a><text:span text:style-name="T12"> для описания параллельной схемы). После выполнения алгоритма Джарвиса из массива точек оболочки исключаются те точки, которые не являются вершинами, но лежат на ребрах оболочки. Если процессов больше одного, выполняется проверка корректности. Выводится результат и время выполнения, освобождаются ресурсы, <text:s/>завершается программа.</text:span></text:p>
      <text:p text:style-name="P7"><text:span text:style-name="T2">Код программы можно просмотреть в разделе «</text:span><text:a xlink:type="simple" xlink:href="#_Приложение" text:style-name="Internet_20_link" text:visited-style-name="Visited_20_Internet_20_Link">Приложение</text:a><text:span text:style-name="T2">».</text:span></text:p>
      <text:p text:style-name="P6"/>
      <text:list xml:id="list43647779" text:continue-numbering="true" text:style-name="Outline">
        <text:list-item>
          <text:h text:style-name="P45" text:outline-level="1"><text:bookmark-start text:name="_Toc531367745"/><text:bookmark-start text:name="__RefHeading__3845_907211265"/>Подтверждение корректности<text:bookmark-end text:name="_Toc531367745"/><text:bookmark-end text:name="__RefHeading__3845_907211265"/></text:h>
        </text:list-item>
      </text:list>
      <text:p text:style-name="P7"><text:span text:style-name="T2">Для подтверждения корректности в программе после выполнения задачи на нескольких процессах на нулевом процессе выполняется линейная реализация, из результатов убираются лишние точки (точки, лежащие на ребрах оболочки), после чего результаты сравниваются между собой. Если они совпадают, на экран выводится сообщение «</text:span><text:span text:style-name="T4">Results checked successfully</text:span><text:span text:style-name="T6">», иначе </text:span><text:span text:style-name="T4">«Results dont match».</text:span></text:p>
      <text:list xml:id="list43624376" text:continue-numbering="true" text:style-name="Outline">
        <text:list-item>
          <text:h text:style-name="P44" text:outline-level="1"><text:bookmark-start text:name="_Toc531367746"/><text:bookmark-start text:name="__RefHeading__3847_907211265"/>Результаты экспериментов<text:bookmark-end text:name="_Toc531367746"/><text:bookmark-end text:name="__RefHeading__3847_907211265"/></text:h>
        </text:list-item>
      </text:list>
      <text:p text:style-name="P34">Подготовка начальных данных занимает некоторое время (в программе случайные данные сначала модифицируются, чтобы в массиве точек не было совпадений). Для получения более точных результатов на время проведения экспериментов код программы был немного изменен: подсчет времени начинается только после печати случайно сгенерированных данных. Так мы сравниваем между собой только часть программы, время исполнения которой зависит от числа процессов.</text:p>
      <text:p text:style-name="P34">Эксперименты проводились на персональном компьютере.</text:p>
      <text:p text:style-name="P34">Данные получены при нахождении выпуклой оболочки для 1000, 10000, 100000, 200000 точек. Эксперименты проводились на 1, 2, 4, 6, 8 процессах. Результаты представлены в секундах. Представлены средние за 5 экспериментов результаты.</text:p>
      <table:table table:name="Таблица1" table:style-name="Таблица1">
        <table:table-column table:style-name="Таблица1.A"/>
        <table:table-column table:style-name="Таблица1.B" table:number-columns-repeated="3"/>
        <table:table-column table:style-name="Таблица1.E"/>
        <table:table-row>
          <table:table-cell table:style-name="Таблица1.A1" office:value-type="string">
            <text:p text:style-name="P23"/>
          </table:table-cell>
          <table:table-cell table:style-name="Таблица1.B1" office:value-type="float" office:value="1000">
            <text:p text:style-name="P23">1000</text:p>
          </table:table-cell>
          <table:table-cell table:style-name="Таблица1.B1" office:value-type="float" office:value="10000">
            <text:p text:style-name="P23">10000</text:p>
          </table:table-cell>
          <table:table-cell table:style-name="Таблица1.B1" office:value-type="float" office:value="100000">
            <text:p text:style-name="P23">100000</text:p>
          </table:table-cell>
          <table:table-cell table:style-name="Таблица1.E1" office:value-type="float" office:value="200000">
            <text:p text:style-name="P23">200000</text:p>
          </table:table-cell>
        </table:table-row>
        <table:table-row>
          <table:table-cell table:style-name="Таблица1.A2" office:value-type="float" office:value="1">
            <text:p text:style-name="P23">1</text:p>
          </table:table-cell>
          <table:table-cell table:style-name="Таблица1.B2" office:value-type="string">
            <text:p text:style-name="P23">0.0008</text:p>
          </table:table-cell>
          <table:table-cell table:style-name="Таблица1.B2" office:value-type="string">
            <text:p text:style-name="P23">0.004</text:p>
          </table:table-cell>
          <table:table-cell table:style-name="Таблица1.B2" office:value-type="string">
            <text:p text:style-name="P23">0.06</text:p>
          </table:table-cell>
          <table:table-cell table:style-name="Таблица1.E2" office:value-type="string">
            <text:p text:style-name="P23">0.08</text:p>
          </table:table-cell>
        </table:table-row>
        <table:table-row>
          <table:table-cell table:style-name="Таблица1.A2" office:value-type="float" office:value="2">
            <text:p text:style-name="P23">2</text:p>
          </table:table-cell>
          <table:table-cell table:style-name="Таблица1.B2" office:value-type="string">
            <text:p text:style-name="P23">0.002</text:p>
          </table:table-cell>
          <table:table-cell table:style-name="Таблица1.B2" office:value-type="string">
            <text:p text:style-name="P23">0.003</text:p>
          </table:table-cell>
          <table:table-cell table:style-name="Таблица1.B2" office:value-type="string">
            <text:p text:style-name="P23">0.03</text:p>
          </table:table-cell>
          <table:table-cell table:style-name="Таблица1.E2" office:value-type="string">
            <text:p text:style-name="P23">0.045</text:p>
          </table:table-cell>
        </table:table-row>
        <table:table-row>
          <table:table-cell table:style-name="Таблица1.A2" office:value-type="float" office:value="4">
            <text:p text:style-name="P23">4</text:p>
          </table:table-cell>
          <table:table-cell table:style-name="Таблица1.B2" office:value-type="string">
            <text:p text:style-name="P23">0.003</text:p>
          </table:table-cell>
          <table:table-cell table:style-name="Таблица1.B2" office:value-type="string">
            <text:p text:style-name="P23">0.004</text:p>
          </table:table-cell>
          <table:table-cell table:style-name="Таблица1.B2" office:value-type="string">
            <text:p text:style-name="P23">0.02</text:p>
          </table:table-cell>
          <table:table-cell table:style-name="Таблица1.E2" office:value-type="string">
            <text:p text:style-name="P23">0.055</text:p>
          </table:table-cell>
        </table:table-row>
        <table:table-row>
          <table:table-cell table:style-name="Таблица1.A2" office:value-type="float" office:value="6">
            <text:p text:style-name="P23">6</text:p>
          </table:table-cell>
          <table:table-cell table:style-name="Таблица1.B2" office:value-type="string">
            <text:p text:style-name="P23">0.0045</text:p>
          </table:table-cell>
          <table:table-cell table:style-name="Таблица1.B2" office:value-type="string">
            <text:p text:style-name="P23">0.005</text:p>
          </table:table-cell>
          <table:table-cell table:style-name="Таблица1.B2" office:value-type="string">
            <text:p text:style-name="P23">0.04</text:p>
          </table:table-cell>
          <table:table-cell table:style-name="Таблица1.E2" office:value-type="string">
            <text:p text:style-name="P23">0.06</text:p>
          </table:table-cell>
        </table:table-row>
        <table:table-row>
          <table:table-cell table:style-name="Таблица1.A2" office:value-type="float" office:value="8">
            <text:p text:style-name="P23">8</text:p>
          </table:table-cell>
          <table:table-cell table:style-name="Таблица1.B2" office:value-type="string">
            <text:p text:style-name="P23">0.02</text:p>
          </table:table-cell>
          <table:table-cell table:style-name="Таблица1.B2" office:value-type="string">
            <text:p text:style-name="P23">0.006</text:p>
          </table:table-cell>
          <table:table-cell table:style-name="Таблица1.B2" office:value-type="string">
            <text:p text:style-name="P23">0.06</text:p>
          </table:table-cell>
          <table:table-cell table:style-name="Таблица1.E2" office:value-type="string">
            <text:p text:style-name="P23">0.07</text:p>
          </table:table-cell>
        </table:table-row>
      </table:table>
      <text:p text:style-name="P34"/>
      <text:p text:style-name="P5">По данным экспериментов видно, что при малом объеме данных последовательная реализация быстрее параллельных. Только на больших объемах данных параллельная реализация работает быстрее, при этом увеличение числа процессов не всегда ускоряет работу программы. Скорее всего, малая эффективность параллельной схемы связана с тем, что процессам <text:s text:c="2"/>приходится обмениваться данными после каждого шага алгоритма.</text:p>
      <text:p text:style-name="P9"><text:soft-page-break/><text:span text:style-name="T12"><text:s/>Можно также заметить, что даже на большом объеме данных алгоритм работает быстро. Это объясняется тем, что его сложность зависит от </text:span><text:span text:style-name="T13">m*n, </text:span><text:span text:style-name="T14">где </text:span><text:span text:style-name="T13">m —</text:span><text:span text:style-name="T14"> число точек, входящих в выпуклую оболочку, а </text:span><text:span text:style-name="T13">n —</text:span><text:span text:style-name="T14"> число всех точек. Число точек, входящих в выпуклую оболочку, гораздо меньше числа всех точек.</text:span></text:p>
      <text:list xml:id="list43628768" text:continue-numbering="true" text:style-name="Outline">
        <text:list-item>
          <text:h text:style-name="P45" text:outline-level="1"><text:bookmark-start text:name="_Toc531367747"/><text:bookmark-start text:name="__RefHeading__3849_907211265"/>Заключение<text:bookmark-end text:name="_Toc531367747"/><text:bookmark-end text:name="__RefHeading__3849_907211265"/></text:h>
        </text:list-item>
      </text:list>
      <text:p text:style-name="P5">Мной был изучен и реализован алгоритм Джарвиса для поиска выпуклой оболочки.</text:p>
      <text:p text:style-name="P5">Программа построения выпуклой оболочки по алгоритму Джарвиса была успешно написана. Параллельная реализация программы эффективна только при больших объемах данных, потому что процессы вынуждены на каждом шагу алгоритма останавливаться и обмениваться данными. </text:p>
      <text:p text:style-name="P5"/>
      <text:list xml:id="list43617256" text:continue-numbering="true" text:style-name="Outline">
        <text:list-item>
          <text:h text:style-name="P41" text:outline-level="1"><text:bookmark-start text:name="_Toc531367748"/><text:bookmark-start text:name="__RefHeading__3851_907211265"/><text:bookmark text:name="_Приложение"/>Приложение<text:bookmark-end text:name="_Toc531367748"/><text:bookmark-end text:name="__RefHeading__3851_907211265"/></text:h>
        </text:list-item>
      </text:list>
      <text:p text:style-name="P22">#include &lt;iostream&gt;</text:p>
      <text:p text:style-name="P22">#include &lt;iomanip&gt; </text:p>
      <text:p text:style-name="P22">#include "time.h"</text:p>
      <text:p text:style-name="P22">#include &lt;cstdlib&gt;</text:p>
      <text:p text:style-name="P22">#include &lt;cmath&gt;</text:p>
      <text:p text:style-name="P22">#include "mpi.h"</text:p>
      <text:p text:style-name="P22">#define step 1000</text:p>
      <text:p text:style-name="P22">using namespace std;</text:p>
      <text:p text:style-name="P22"/>
      <text:p text:style-name="P22">void RandomizeArray(double* rarray, int size, int min = -50, int max = 50)</text:p>
      <text:p text:style-name="P22">{</text:p>
      <text:p text:style-name="P22"><text:tab/>for (int i = 0; i &lt; size; i++)</text:p>
      <text:p text:style-name="P22"><text:tab/>{</text:p>
      <text:p text:style-name="P22"><text:tab/><text:tab/>*(rarray + i) = rand() % (max - min + 1) + min;</text:p>
      <text:p text:style-name="P22"><text:tab/>}</text:p>
      <text:p text:style-name="P22">}</text:p>
      <text:p text:style-name="P22"/>
      <text:p text:style-name="P22"/>
      <text:p text:style-name="P22">void PrintPoints(double* X, double* Y, int Size)</text:p>
      <text:p text:style-name="P22">{</text:p>
      <text:p text:style-name="P22"><text:tab/>for (int i = 0; i &lt; Size; i++)</text:p>
      <text:p text:style-name="P22"><text:tab/>{</text:p>
      <text:p text:style-name="P22"><text:tab/><text:tab/>cout &lt;&lt; setw(3) &lt;&lt; X[i] &lt;&lt; ", " &lt;&lt; Y[i] &lt;&lt; "; ";</text:p>
      <text:p text:style-name="P22"><text:tab/>}</text:p>
      <text:p text:style-name="P22">}</text:p>
      <text:p text:style-name="P22"/>
      <text:p text:style-name="P22"/>
      <text:p text:style-name="P22">void ReinitEqPoints(double* X, double* Y, int Size, int min = -50, int max = 50)</text:p>
      <text:p text:style-name="P22">{</text:p>
      <text:p text:style-name="P22"><text:tab/>for (int i = 0; i &lt; Size - 1; i++)</text:p>
      <text:p text:style-name="P22"><text:tab/><text:tab/>for (int j = i + 1; j &lt; Size; j++)</text:p>
      <text:p text:style-name="P22"><text:tab/><text:tab/>{</text:p>
      <text:p text:style-name="P22"><text:tab/><text:tab/><text:tab/>if (X[i] == X[j] &amp;&amp; Y[i] == Y[j])</text:p>
      <text:p text:style-name="P22"><text:tab/><text:tab/><text:tab/>{</text:p>
      <text:p text:style-name="P22"><text:tab/><text:tab/><text:tab/><text:tab/>int flag = 1;</text:p>
      <text:p text:style-name="P22"><text:tab/><text:tab/><text:tab/><text:tab/>while (flag)</text:p>
      <text:p text:style-name="P22"><text:tab/><text:tab/><text:tab/><text:tab/>{</text:p>
      <text:p text:style-name="P22"><text:tab/><text:tab/><text:tab/><text:tab/><text:tab/>flag = 0;</text:p>
      <text:p text:style-name="P22"><text:tab/><text:tab/><text:tab/><text:tab/><text:tab/>X[i] = rand() % (max - min + 1) + min;</text:p>
      <text:p text:style-name="P22"><text:tab/><text:tab/><text:tab/><text:tab/><text:tab/>Y[i] = rand() % (max - min + 1) + min;</text:p>
      <text:p text:style-name="P22"><text:tab/><text:tab/><text:tab/><text:tab/><text:tab/>for (int k = 0; k &lt; Size; k++)</text:p>
      <text:p text:style-name="P22"><text:tab/><text:tab/><text:tab/><text:tab/><text:tab/>{</text:p>
      <text:p text:style-name="P22"><text:tab/><text:tab/><text:tab/><text:tab/><text:tab/><text:tab/>if (X[i] == X[k] &amp;&amp; Y[i] == Y[k] &amp;&amp; i != k)</text:p>
      <text:p text:style-name="P22"><text:tab/><text:tab/><text:tab/><text:tab/><text:tab/><text:tab/>{</text:p>
      <text:p text:style-name="P22"><text:tab/><text:tab/><text:tab/><text:tab/><text:tab/><text:tab/><text:tab/>flag = 1;</text:p>
      <text:p text:style-name="P22"><text:tab/><text:tab/><text:tab/><text:tab/><text:tab/><text:tab/><text:tab/>break;</text:p>
      <text:p text:style-name="P22"><text:tab/><text:tab/><text:tab/><text:tab/><text:tab/><text:tab/>}</text:p>
      <text:p text:style-name="P22"><text:tab/><text:tab/><text:tab/><text:tab/><text:tab/>}</text:p>
      <text:p text:style-name="P22"><text:tab/><text:tab/><text:tab/><text:tab/>}</text:p>
      <text:p text:style-name="P22"><text:tab/><text:tab/><text:tab/><text:tab/>break;</text:p>
      <text:p text:style-name="P22"><text:tab/><text:tab/><text:tab/>}</text:p>
      <text:p text:style-name="P22"><text:soft-page-break/><text:tab/><text:tab/>}</text:p>
      <text:p text:style-name="P22">}</text:p>
      <text:p text:style-name="P22"/>
      <text:p text:style-name="P22">int FindBLPoint(double* X, double* Y, int Size)</text:p>
      <text:p text:style-name="P22">{</text:p>
      <text:p text:style-name="P22"><text:tab/>if (Size &lt; 1)</text:p>
      <text:p text:style-name="P22"><text:tab/>{</text:p>
      <text:p text:style-name="P22"><text:tab/><text:tab/>return -1;</text:p>
      <text:p text:style-name="P22"><text:tab/>}</text:p>
      <text:p text:style-name="P22"><text:tab/>int pointInd = 0;</text:p>
      <text:p text:style-name="P22"><text:tab/>for (int i = 1; i &lt; Size; i++)</text:p>
      <text:p text:style-name="P22"><text:tab/>{</text:p>
      <text:p text:style-name="P22"><text:tab/><text:tab/>if (Y[i] &lt; Y[pointInd])</text:p>
      <text:p text:style-name="P22"><text:tab/><text:tab/><text:tab/>pointInd = i;</text:p>
      <text:p text:style-name="P22"><text:tab/><text:tab/>else</text:p>
      <text:p text:style-name="P22"><text:tab/><text:tab/>{</text:p>
      <text:p text:style-name="P22"><text:tab/><text:tab/><text:tab/>if (Y[i] == Y[pointInd] &amp;&amp; X[i] &lt; X[pointInd])</text:p>
      <text:p text:style-name="P22"><text:tab/><text:tab/><text:tab/><text:tab/>pointInd = i;</text:p>
      <text:p text:style-name="P22"><text:tab/><text:tab/>}</text:p>
      <text:p text:style-name="P22"><text:tab/>}</text:p>
      <text:p text:style-name="P22"><text:tab/>return pointInd;</text:p>
      <text:p text:style-name="P22">}</text:p>
      <text:p text:style-name="P22"/>
      <text:p text:style-name="P22">int FindTRPoint(double* X, double* Y, int Size)</text:p>
      <text:p text:style-name="P22">{</text:p>
      <text:p text:style-name="P22"><text:tab/>if (Size &lt; 1)</text:p>
      <text:p text:style-name="P22"><text:tab/>{</text:p>
      <text:p text:style-name="P22"><text:tab/><text:tab/>return -1;</text:p>
      <text:p text:style-name="P22"><text:tab/>}</text:p>
      <text:p text:style-name="P22"><text:tab/>int pointInd = 0;</text:p>
      <text:p text:style-name="P22"><text:tab/>for (int i = 1; i &lt; Size; i++)</text:p>
      <text:p text:style-name="P22"><text:tab/>{</text:p>
      <text:p text:style-name="P22"><text:tab/><text:tab/>if (Y[i] &gt; Y[pointInd])</text:p>
      <text:p text:style-name="P22"><text:tab/><text:tab/><text:tab/>pointInd = i;</text:p>
      <text:p text:style-name="P22"><text:tab/><text:tab/>else</text:p>
      <text:p text:style-name="P22"><text:tab/><text:tab/>{</text:p>
      <text:p text:style-name="P22"><text:tab/><text:tab/><text:tab/>if (Y[i] == Y[pointInd] &amp;&amp; X[i] &gt; X[pointInd])</text:p>
      <text:p text:style-name="P22"><text:tab/><text:tab/><text:tab/><text:tab/>pointInd = i;</text:p>
      <text:p text:style-name="P22"><text:tab/><text:tab/>}</text:p>
      <text:p text:style-name="P22"><text:tab/>}</text:p>
      <text:p text:style-name="P22"><text:tab/>return pointInd;</text:p>
      <text:p text:style-name="P22">}</text:p>
      <text:p text:style-name="P22"/>
      <text:p text:style-name="P22">double FindDist(double x1, double y1, double x2, double y2)</text:p>
      <text:p text:style-name="P22">{</text:p>
      <text:p text:style-name="P22"><text:tab/>return sqrt((x1 - x2)*(x1 - x2) + (y1 - y2)*(y1 - y2));</text:p>
      <text:p text:style-name="P22">}</text:p>
      <text:p text:style-name="P22"/>
      <text:p text:style-name="P22">double GetCos(double x1, double y1, double x2, double y2, double x3, double y3)</text:p>
      <text:p text:style-name="P22">{</text:p>
      <text:p text:style-name="P22"><text:tab/>return ((x2 - x1)*(x3 - x1) + (y2 - y1)*(y3 - y1)) / (FindDist(x1, y1, x2, y2)*FindDist(x1, y1, x3, y3));</text:p>
      <text:p text:style-name="P22">}</text:p>
      <text:p text:style-name="P22"/>
      <text:p text:style-name="P22"/>
      <text:p text:style-name="P22"><text:soft-page-break/>int FindPWithMinAngle(double* X, double* Y, int Size, double x1, double y1, double x2, double y2)</text:p>
      <text:p text:style-name="P22">{</text:p>
      <text:p text:style-name="P22"><text:tab/>double maxCos = -1.5;</text:p>
      <text:p text:style-name="P22"><text:tab/>int NextPointInd = -1;</text:p>
      <text:p text:style-name="P22"><text:tab/>double tmp;</text:p>
      <text:p text:style-name="P22"><text:tab/>for (int i = 0; i &lt; Size; i++)</text:p>
      <text:p text:style-name="P22"><text:tab/>{</text:p>
      <text:p text:style-name="P22"><text:tab/><text:tab/>if (!((X[i] == x1 &amp;&amp; Y[i] == y1) || (X[i] == x2 &amp;&amp; Y[i] == y2)))</text:p>
      <text:p text:style-name="P22"><text:tab/><text:tab/>{</text:p>
      <text:p text:style-name="P22"><text:tab/><text:tab/><text:tab/>if (((x2 - x1)*(Y[i] - y2) - (X[i] - x2)*(y2 - y1)) &gt;= 0)</text:p>
      <text:p text:style-name="P22"><text:tab/><text:tab/><text:tab/>{</text:p>
      <text:p text:style-name="P22"><text:tab/><text:tab/><text:tab/><text:tab/>tmp = (-1)*GetCos(x2, y2, x1, y1, X[i], Y[i]);</text:p>
      <text:p text:style-name="P22"><text:tab/><text:tab/><text:tab/><text:tab/>if (tmp &gt; maxCos)</text:p>
      <text:p text:style-name="P22"><text:tab/><text:tab/><text:tab/><text:tab/>{</text:p>
      <text:p text:style-name="P22"><text:tab/><text:tab/><text:tab/><text:tab/><text:tab/>maxCos = tmp;</text:p>
      <text:p text:style-name="P22"><text:tab/><text:tab/><text:tab/><text:tab/><text:tab/>NextPointInd = i;</text:p>
      <text:p text:style-name="P22"><text:tab/><text:tab/><text:tab/><text:tab/>}</text:p>
      <text:p text:style-name="P22"><text:tab/><text:tab/><text:tab/>}</text:p>
      <text:p text:style-name="P22"><text:tab/><text:tab/>}</text:p>
      <text:p text:style-name="P22"><text:tab/>}</text:p>
      <text:p text:style-name="P22"><text:tab/>return NextPointInd;</text:p>
      <text:p text:style-name="P22">}</text:p>
      <text:p text:style-name="P22"/>
      <text:p text:style-name="P22">int* FindEnvLinear(double* X_coord, double* Y_coord, int Size, int&amp; PNum)</text:p>
      <text:p text:style-name="P22">{</text:p>
      <text:p text:style-name="P22"><text:tab/>int FirstPoint = FindBLPoint(X_coord, Y_coord, Size);</text:p>
      <text:p text:style-name="P22"><text:tab/>int* Envelope = new int[Size + 1];</text:p>
      <text:p text:style-name="P22"><text:tab/>Envelope[0] = FirstPoint;</text:p>
      <text:p text:style-name="P22"><text:tab/>Envelope[1] = FindPWithMinAngle(X_coord, Y_coord, Size, X_coord[FirstPoint] - 1, Y_coord[FirstPoint], X_coord[FirstPoint], Y_coord[FirstPoint]);</text:p>
      <text:p text:style-name="P22"><text:tab/>PNum = 1;</text:p>
      <text:p text:style-name="P22"><text:tab/>while (Envelope[PNum] != FirstPoint)</text:p>
      <text:p text:style-name="P22"><text:tab/>{</text:p>
      <text:p text:style-name="P22"><text:tab/><text:tab/>PNum++;</text:p>
      <text:p text:style-name="P22"><text:tab/><text:tab/>Envelope[PNum] = FindPWithMinAngle(X_coord, Y_coord, Size, X_coord[Envelope[PNum - 2]], Y_coord[Envelope[PNum - 2]],</text:p>
      <text:p text:style-name="P22"><text:tab/><text:tab/><text:tab/>X_coord[Envelope[PNum - 1]], Y_coord[Envelope[PNum - 1]]);</text:p>
      <text:p text:style-name="P22"><text:tab/>}</text:p>
      <text:p text:style-name="P22"><text:tab/>return Envelope;</text:p>
      <text:p text:style-name="P22">}</text:p>
      <text:p text:style-name="P22"/>
      <text:p text:style-name="P22">void ElimPointsOnLines(double* X, double* Y, int* Envelope, int&amp; Size)</text:p>
      <text:p text:style-name="P22">{</text:p>
      <text:p text:style-name="P22"><text:tab/>int i = 1;</text:p>
      <text:p text:style-name="P22"><text:tab/>while (i != Size)</text:p>
      <text:p text:style-name="P22"><text:tab/>{</text:p>
      <text:p text:style-name="P22"><text:tab/><text:tab/>if ((double)((double)(X[Envelope[i]] - X[Envelope[i-1]])*(double)(Y[Envelope[i+1]] - Y[Envelope[i]])) == (double)((double)(X[Envelope[i+1]] - X[Envelope[i]])*(double)(Y[Envelope[i]] - Y[Envelope[i-1]])))</text:p>
      <text:p text:style-name="P22"><text:tab/><text:tab/>{</text:p>
      <text:p text:style-name="P22"><text:tab/><text:tab/><text:tab/>int j = 0;</text:p>
      <text:p text:style-name="P22"><text:tab/><text:tab/><text:tab/>while (i + j &lt; Size)</text:p>
      <text:p text:style-name="P22"><text:tab/><text:tab/><text:tab/>{</text:p>
      <text:p text:style-name="P22"><text:tab/><text:tab/><text:tab/><text:tab/>Envelope[i+j] = Envelope[i+j + 1];</text:p>
      <text:p text:style-name="P22"><text:soft-page-break/><text:tab/><text:tab/><text:tab/><text:tab/>j++;</text:p>
      <text:p text:style-name="P22"><text:tab/><text:tab/><text:tab/>}</text:p>
      <text:p text:style-name="P22"><text:tab/><text:tab/><text:tab/>Size--;</text:p>
      <text:p text:style-name="P22"><text:tab/><text:tab/><text:tab/>i--;</text:p>
      <text:p text:style-name="P22"><text:tab/><text:tab/>}</text:p>
      <text:p text:style-name="P22"><text:tab/><text:tab/>i++;</text:p>
      <text:p text:style-name="P22"><text:tab/>}</text:p>
      <text:p text:style-name="P22">}</text:p>
      <text:p text:style-name="P22"/>
      <text:p text:style-name="P22">int main(int argc, char* argv[])</text:p>
      <text:p text:style-name="P22">{</text:p>
      <text:p text:style-name="P22"><text:tab/>srand(time(0));</text:p>
      <text:p text:style-name="P22"><text:tab/>int ProcNum, ProcRank;</text:p>
      <text:p text:style-name="P22"><text:tab/>MPI_Status status;</text:p>
      <text:p text:style-name="P22"><text:tab/>MPI_Init(&amp;argc, &amp;argv);</text:p>
      <text:p text:style-name="P22"><text:tab/>MPI_Comm_size(MPI_COMM_WORLD, &amp;ProcNum);</text:p>
      <text:p text:style-name="P22"><text:tab/>MPI_Comm_rank(MPI_COMM_WORLD, &amp;ProcRank);</text:p>
      <text:p text:style-name="P22"><text:tab/>if (ProcNum == 1)</text:p>
      <text:p text:style-name="P22"><text:tab/>{</text:p>
      <text:p text:style-name="P22"><text:tab/><text:tab/>double timef, times, tickt;</text:p>
      <text:p text:style-name="P22"><text:tab/><text:tab/>timef = MPI_Wtime();</text:p>
      <text:p text:style-name="P22"><text:tab/><text:tab/>tickt = MPI_Wtick();</text:p>
      <text:p text:style-name="P22"><text:tab/><text:tab/>int Size;</text:p>
      <text:p text:style-name="P22"><text:tab/><text:tab/>if (argc != 2 &amp;&amp; argc!=4)</text:p>
      <text:p text:style-name="P22"><text:tab/><text:tab/><text:tab/>return 1;</text:p>
      <text:p text:style-name="P22"><text:tab/><text:tab/>Size = atoi(argv[1]);</text:p>
      <text:p text:style-name="P22"><text:tab/><text:tab/>if (Size &lt; 1)</text:p>
      <text:p text:style-name="P22"><text:tab/><text:tab/><text:tab/>return 1;</text:p>
      <text:p text:style-name="P22"><text:tab/><text:tab/>double* X_coord = new double[Size];</text:p>
      <text:p text:style-name="P22"><text:tab/><text:tab/>double* Y_coord = new double[Size];</text:p>
      <text:p text:style-name="P22"><text:tab/><text:tab/>if (argc == 4)</text:p>
      <text:p text:style-name="P22"><text:tab/><text:tab/>{</text:p>
      <text:p text:style-name="P22"><text:tab/><text:tab/>int minRand, maxRand;</text:p>
      <text:p text:style-name="P22"><text:tab/><text:tab/><text:tab/>minRand = atoi(argv[2]);</text:p>
      <text:p text:style-name="P22"><text:tab/><text:tab/><text:tab/>maxRand = atoi(argv[3]);</text:p>
      <text:p text:style-name="P22"><text:tab/><text:tab/><text:tab/>if (maxRand &lt; minRand)</text:p>
      <text:p text:style-name="P22"><text:tab/><text:tab/><text:tab/><text:tab/>return 1;</text:p>
      <text:p text:style-name="P22"><text:tab/><text:tab/><text:tab/>RandomizeArray(X_coord, Size, minRand, maxRand);</text:p>
      <text:p text:style-name="P22"><text:tab/><text:tab/><text:tab/>RandomizeArray(Y_coord, Size, minRand, maxRand);</text:p>
      <text:p text:style-name="P22"><text:tab/><text:tab/><text:tab/>if (Size &gt; (maxRand - minRand + 1)*(maxRand - minRand + 1))</text:p>
      <text:p text:style-name="P22"><text:tab/><text:tab/><text:tab/><text:tab/>return 1;</text:p>
      <text:p text:style-name="P22"><text:tab/><text:tab/><text:tab/>ReinitEqPoints(X_coord, Y_coord, Size, minRand, maxRand);</text:p>
      <text:p text:style-name="P22"><text:tab/><text:tab/>}</text:p>
      <text:p text:style-name="P22"><text:tab/><text:tab/>else </text:p>
      <text:p text:style-name="P22"><text:tab/><text:tab/>{</text:p>
      <text:p text:style-name="P22"><text:tab/><text:tab/><text:tab/>RandomizeArray(X_coord, Size);</text:p>
      <text:p text:style-name="P22"><text:tab/><text:tab/><text:tab/>RandomizeArray(Y_coord, Size);</text:p>
      <text:p text:style-name="P22"><text:tab/><text:tab/><text:tab/>if (Size &gt; 101 * 101)</text:p>
      <text:p text:style-name="P22"><text:tab/><text:tab/><text:tab/><text:tab/>return 1;</text:p>
      <text:p text:style-name="P22"><text:tab/><text:tab/><text:tab/>ReinitEqPoints(X_coord, Y_coord, Size);</text:p>
      <text:p text:style-name="P22"><text:tab/><text:tab/>}</text:p>
      <text:p text:style-name="P22"><text:tab/><text:tab/>PrintPoints(X_coord, Y_coord, Size);</text:p>
      <text:p text:style-name="P22"><text:tab/><text:tab/>cout &lt;&lt; endl;</text:p>
      <text:p text:style-name="P22"><text:tab/><text:tab/>if (Size == 1)</text:p>
      <text:p text:style-name="P22"><text:soft-page-break/><text:tab/><text:tab/>{</text:p>
      <text:p text:style-name="P22"><text:tab/><text:tab/><text:tab/>cout &lt;&lt; "Result chain of points is a single point:" &lt;&lt; endl;</text:p>
      <text:p text:style-name="P22"><text:tab/><text:tab/><text:tab/>cout &lt;&lt; setw(3) &lt;&lt; X_coord[0] &lt;&lt; ", " &lt;&lt; Y_coord[0] &lt;&lt; "; ";</text:p>
      <text:p text:style-name="P22"><text:tab/><text:tab/>}</text:p>
      <text:p text:style-name="P22"><text:tab/><text:tab/>else</text:p>
      <text:p text:style-name="P22"><text:tab/><text:tab/>{</text:p>
      <text:p text:style-name="P22"><text:tab/><text:tab/><text:tab/>if (Size == 2)</text:p>
      <text:p text:style-name="P22"><text:tab/><text:tab/><text:tab/>{</text:p>
      <text:p text:style-name="P22"><text:tab/><text:tab/><text:tab/><text:tab/>cout &lt;&lt; "Result chain of points is" &lt;&lt; endl;</text:p>
      <text:p text:style-name="P22"><text:tab/><text:tab/><text:tab/><text:tab/>cout &lt;&lt; setw(3) &lt;&lt; X_coord[0] &lt;&lt; ", " &lt;&lt; Y_coord[0] &lt;&lt; "; ";</text:p>
      <text:p text:style-name="P22"><text:tab/><text:tab/><text:tab/><text:tab/>cout &lt;&lt; setw(3) &lt;&lt; X_coord[1] &lt;&lt; ", " &lt;&lt; Y_coord[1] &lt;&lt; "; ";</text:p>
      <text:p text:style-name="P22"><text:tab/><text:tab/><text:tab/>}</text:p>
      <text:p text:style-name="P22"><text:tab/><text:tab/><text:tab/>else</text:p>
      <text:p text:style-name="P22"><text:tab/><text:tab/><text:tab/>{</text:p>
      <text:p text:style-name="P22"><text:tab/><text:tab/><text:tab/><text:tab/>int* Envelope = new int[Size+1];</text:p>
      <text:p text:style-name="P22"><text:tab/><text:tab/><text:tab/><text:tab/>int PNum = 0;</text:p>
      <text:p text:style-name="P22"><text:tab/><text:tab/><text:tab/><text:tab/>Envelope = FindEnvLinear(X_coord, Y_coord, Size, PNum);</text:p>
      <text:p text:style-name="P22"><text:tab/><text:tab/><text:tab/><text:tab/>ElimPointsOnLines(X_coord, Y_coord,Envelope, PNum);</text:p>
      <text:p text:style-name="P22"><text:tab/><text:tab/><text:tab/><text:tab/>if (PNum &lt; 3)</text:p>
      <text:p text:style-name="P22"><text:tab/><text:tab/><text:tab/><text:tab/>{</text:p>
      <text:p text:style-name="P22"><text:tab/><text:tab/><text:tab/><text:tab/><text:tab/>cout &lt;&lt; "Result chain of points is a line" &lt;&lt; endl;</text:p>
      <text:p text:style-name="P22"><text:tab/><text:tab/><text:tab/><text:tab/><text:tab/>int point;</text:p>
      <text:p text:style-name="P22"><text:tab/><text:tab/><text:tab/><text:tab/><text:tab/>point = FindBLPoint(X_coord, Y_coord, Size);</text:p>
      <text:p text:style-name="P22"><text:tab/><text:tab/><text:tab/><text:tab/><text:tab/>cout &lt;&lt; setw(3) &lt;&lt; X_coord[point] &lt;&lt; ", " &lt;&lt; Y_coord[point] &lt;&lt; "; ";</text:p>
      <text:p text:style-name="P22"><text:tab/><text:tab/><text:tab/><text:tab/><text:tab/>point = FindTRPoint(X_coord, Y_coord, Size);</text:p>
      <text:p text:style-name="P22"><text:tab/><text:tab/><text:tab/><text:tab/><text:tab/>cout &lt;&lt; setw(3) &lt;&lt; X_coord[point] &lt;&lt; ", " &lt;&lt; Y_coord[point] &lt;&lt; "; ";</text:p>
      <text:p text:style-name="P22"><text:tab/><text:tab/><text:tab/><text:tab/>}</text:p>
      <text:p text:style-name="P22"><text:tab/><text:tab/><text:tab/><text:tab/>else</text:p>
      <text:p text:style-name="P22"><text:tab/><text:tab/><text:tab/><text:tab/>{</text:p>
      <text:p text:style-name="P22"><text:tab/><text:tab/><text:tab/><text:tab/><text:tab/>cout &lt;&lt; "Result chain of points is" &lt;&lt; endl;</text:p>
      <text:p text:style-name="P22"><text:tab/><text:tab/><text:tab/><text:tab/><text:tab/>for (int i = 0; i &lt; PNum; i++)</text:p>
      <text:p text:style-name="P22"><text:tab/><text:tab/><text:tab/><text:tab/><text:tab/>{</text:p>
      <text:p text:style-name="P22"><text:tab/><text:tab/><text:tab/><text:tab/><text:tab/><text:tab/>cout &lt;&lt; setw(3) &lt;&lt; X_coord[Envelope[i]] &lt;&lt; ", " &lt;&lt; Y_coord[Envelope[i]] &lt;&lt; "; ";</text:p>
      <text:p text:style-name="P22"><text:tab/><text:tab/><text:tab/><text:tab/><text:tab/>}</text:p>
      <text:p text:style-name="P22"><text:tab/><text:tab/><text:tab/><text:tab/>}</text:p>
      <text:p text:style-name="P22"><text:tab/><text:tab/><text:tab/><text:tab/>delete[] Envelope;</text:p>
      <text:p text:style-name="P22"><text:tab/><text:tab/><text:tab/>}</text:p>
      <text:p text:style-name="P22"><text:tab/><text:tab/>}</text:p>
      <text:p text:style-name="P22"><text:tab/><text:tab/>times = MPI_Wtime();</text:p>
      <text:p text:style-name="P22"><text:tab/><text:tab/>cout &lt;&lt; "time: " &lt;&lt; (times - timef) &lt;&lt; endl;</text:p>
      <text:p text:style-name="P22"><text:tab/><text:tab/>delete[] X_coord;</text:p>
      <text:p text:style-name="P22"><text:tab/><text:tab/>delete[] Y_coord;</text:p>
      <text:p text:style-name="P22"><text:tab/>}</text:p>
      <text:p text:style-name="P22"><text:tab/>else</text:p>
      <text:p text:style-name="P22"><text:tab/>{</text:p>
      <text:p text:style-name="P22"><text:tab/><text:tab/>if (ProcRank == 0)</text:p>
      <text:p text:style-name="P22"><text:tab/><text:tab/>{</text:p>
      <text:p text:style-name="P22"/>
      <text:p text:style-name="P22"><text:tab/><text:tab/><text:tab/>double timef, times, tickt;</text:p>
      <text:p text:style-name="P22"><text:tab/><text:tab/><text:tab/>timef = MPI_Wtime();</text:p>
      <text:p text:style-name="P22"><text:tab/><text:tab/><text:tab/>tickt = MPI_Wtick();</text:p>
      <text:p text:style-name="P22"><text:tab/><text:tab/><text:tab/>int Size;</text:p>
      <text:p text:style-name="P22"><text:tab/><text:tab/><text:tab/>if (argc != 2 &amp;&amp; argc != 4)</text:p>
      <text:p text:style-name="P22"><text:soft-page-break/><text:tab/><text:tab/><text:tab/><text:tab/>return 1;</text:p>
      <text:p text:style-name="P22"><text:tab/><text:tab/><text:tab/>Size = atoi(argv[1]);</text:p>
      <text:p text:style-name="P22"><text:tab/><text:tab/><text:tab/>if (Size &lt; 1)</text:p>
      <text:p text:style-name="P22"><text:tab/><text:tab/><text:tab/><text:tab/>return 1;</text:p>
      <text:p text:style-name="P22"><text:tab/><text:tab/><text:tab/>double* X_coord = new double[Size];</text:p>
      <text:p text:style-name="P22"><text:tab/><text:tab/><text:tab/>double* Y_coord = new double[Size];</text:p>
      <text:p text:style-name="P22"><text:tab/><text:tab/><text:tab/>if (argc == 4)</text:p>
      <text:p text:style-name="P22"><text:tab/><text:tab/><text:tab/>{</text:p>
      <text:p text:style-name="P22"><text:tab/><text:tab/><text:tab/><text:tab/>int minRand, maxRand;</text:p>
      <text:p text:style-name="P22"><text:tab/><text:tab/><text:tab/><text:tab/>minRand = atoi(argv[2]);</text:p>
      <text:p text:style-name="P22"><text:tab/><text:tab/><text:tab/><text:tab/>maxRand = atoi(argv[3]);</text:p>
      <text:p text:style-name="P22"><text:tab/><text:tab/><text:tab/><text:tab/>if (maxRand &lt; minRand)</text:p>
      <text:p text:style-name="P22"><text:tab/><text:tab/><text:tab/><text:tab/><text:tab/>return 1;</text:p>
      <text:p text:style-name="P22"><text:tab/><text:tab/><text:tab/><text:tab/>RandomizeArray(X_coord, Size, minRand, maxRand);</text:p>
      <text:p text:style-name="P22"><text:tab/><text:tab/><text:tab/><text:tab/>RandomizeArray(Y_coord, Size, minRand, maxRand);</text:p>
      <text:p text:style-name="P22"><text:tab/><text:tab/><text:tab/><text:tab/>if (Size &gt;(maxRand - minRand + 1)*(maxRand - minRand + 1))</text:p>
      <text:p text:style-name="P22"><text:tab/><text:tab/><text:tab/><text:tab/><text:tab/>return 1;</text:p>
      <text:p text:style-name="P22"><text:tab/><text:tab/><text:tab/><text:tab/>ReinitEqPoints(X_coord, Y_coord, Size, minRand, maxRand);</text:p>
      <text:p text:style-name="P22"><text:tab/><text:tab/><text:tab/>}</text:p>
      <text:p text:style-name="P22"><text:tab/><text:tab/><text:tab/>else</text:p>
      <text:p text:style-name="P22"><text:tab/><text:tab/><text:tab/>{</text:p>
      <text:p text:style-name="P22"><text:tab/><text:tab/><text:tab/><text:tab/>RandomizeArray(X_coord, Size);</text:p>
      <text:p text:style-name="P22"><text:tab/><text:tab/><text:tab/><text:tab/>RandomizeArray(Y_coord, Size);</text:p>
      <text:p text:style-name="P22"><text:tab/><text:tab/><text:tab/><text:tab/>if (Size &gt; 101 * 101)</text:p>
      <text:p text:style-name="P22"><text:tab/><text:tab/><text:tab/><text:tab/><text:tab/>return 1;</text:p>
      <text:p text:style-name="P22"><text:tab/><text:tab/><text:tab/><text:tab/>ReinitEqPoints(X_coord, Y_coord, Size);</text:p>
      <text:p text:style-name="P22"><text:tab/><text:tab/><text:tab/>}</text:p>
      <text:p text:style-name="P22"><text:tab/><text:tab/><text:tab/>PrintPoints(X_coord, Y_coord, Size);</text:p>
      <text:p text:style-name="P22"><text:tab/><text:tab/><text:tab/>cout &lt;&lt; endl;</text:p>
      <text:p text:style-name="P22"><text:tab/><text:tab/><text:tab/>MPI_Bcast(&amp;Size, 1, MPI_INT, 0, MPI_COMM_WORLD);</text:p>
      <text:p text:style-name="P22"><text:tab/><text:tab/><text:tab/>if (Size == 1)</text:p>
      <text:p text:style-name="P22"><text:tab/><text:tab/><text:tab/>{</text:p>
      <text:p text:style-name="P22"><text:tab/><text:tab/><text:tab/><text:tab/>cout &lt;&lt; "Result chain of points is a single point:" &lt;&lt; endl;</text:p>
      <text:p text:style-name="P22"><text:tab/><text:tab/><text:tab/><text:tab/>cout &lt;&lt; setw(3) &lt;&lt; X_coord[0] &lt;&lt; ", " &lt;&lt; Y_coord[0] &lt;&lt; "; ";</text:p>
      <text:p text:style-name="P22"><text:tab/><text:tab/><text:tab/><text:tab/></text:p>
      <text:p text:style-name="P22"><text:tab/><text:tab/><text:tab/>}</text:p>
      <text:p text:style-name="P22"><text:tab/><text:tab/><text:tab/>else</text:p>
      <text:p text:style-name="P22"><text:tab/><text:tab/><text:tab/>{</text:p>
      <text:p text:style-name="P22"><text:tab/><text:tab/><text:tab/><text:tab/>if (Size == 2)</text:p>
      <text:p text:style-name="P22"><text:tab/><text:tab/><text:tab/><text:tab/>{</text:p>
      <text:p text:style-name="P22"><text:tab/><text:tab/><text:tab/><text:tab/><text:tab/>cout &lt;&lt; "Result chain of points is" &lt;&lt; endl;</text:p>
      <text:p text:style-name="P22"><text:tab/><text:tab/><text:tab/><text:tab/><text:tab/>cout &lt;&lt; setw(3) &lt;&lt; X_coord[0] &lt;&lt; ", " &lt;&lt; Y_coord[0] &lt;&lt; "; ";</text:p>
      <text:p text:style-name="P22"><text:tab/><text:tab/><text:tab/><text:tab/><text:tab/>cout &lt;&lt; setw(3) &lt;&lt; X_coord[1] &lt;&lt; ", " &lt;&lt; Y_coord[1] &lt;&lt; "; ";</text:p>
      <text:p text:style-name="P22"><text:tab/><text:tab/><text:tab/><text:tab/>}</text:p>
      <text:p text:style-name="P22"><text:tab/><text:tab/><text:tab/><text:tab/>else</text:p>
      <text:p text:style-name="P22"><text:tab/><text:tab/><text:tab/><text:tab/>{</text:p>
      <text:p text:style-name="P22"><text:tab/><text:tab/><text:tab/><text:tab/><text:tab/>int PointPerProc = Size / ProcNum;</text:p>
      <text:p text:style-name="P22"><text:tab/><text:tab/><text:tab/><text:tab/><text:tab/>int basesize = PointPerProc + Size%ProcNum;</text:p>
      <text:p text:style-name="P22"><text:tab/><text:tab/><text:tab/><text:tab/><text:tab/>MPI_Bcast(&amp;PointPerProc, 1, MPI_INT, 0, MPI_COMM_WORLD);</text:p>
      <text:p text:style-name="P22"><text:tab/><text:tab/><text:tab/><text:tab/><text:tab/>MPI_Bcast(&amp;basesize, 1, MPI_INT, 0, MPI_COMM_WORLD);</text:p>
      <text:p text:style-name="P22"><text:tab/><text:tab/><text:tab/><text:tab/><text:tab/>double* X_loc = new double[basesize];</text:p>
      <text:p text:style-name="P22"><text:tab/><text:tab/><text:tab/><text:tab/><text:tab/>double* Y_loc = new double[basesize];</text:p>
      <text:p text:style-name="P22"><text:tab/><text:tab/><text:tab/><text:tab/><text:tab/>double* X_buf = new double[ProcNum];</text:p>
      <text:p text:style-name="P22"><text:tab/><text:tab/><text:tab/><text:tab/><text:tab/>double* Y_buf = new double[ProcNum];</text:p>
      <text:p text:style-name="P22"><text:soft-page-break/><text:tab/><text:tab/><text:tab/><text:tab/><text:tab/>int EnvPoint;</text:p>
      <text:p text:style-name="P22"><text:tab/><text:tab/><text:tab/><text:tab/><text:tab/>int* Envelope;</text:p>
      <text:p text:style-name="P22"><text:tab/><text:tab/><text:tab/><text:tab/><text:tab/>int dynsize = step;</text:p>
      <text:p text:style-name="P22"><text:tab/><text:tab/><text:tab/><text:tab/><text:tab/>Envelope = (int*)malloc(sizeof(int) * dynsize);</text:p>
      <text:p text:style-name="P22"><text:tab/><text:tab/><text:tab/><text:tab/><text:tab/>int* buf = new int[ProcNum];</text:p>
      <text:p text:style-name="P22"><text:tab/><text:tab/><text:tab/><text:tab/><text:tab/>int* sizes = new int[ProcNum];</text:p>
      <text:p text:style-name="P22"><text:tab/><text:tab/><text:tab/><text:tab/><text:tab/>int* place = new int[ProcNum];</text:p>
      <text:p text:style-name="P22"><text:tab/><text:tab/><text:tab/><text:tab/><text:tab/>sizes[0] = basesize;</text:p>
      <text:p text:style-name="P22"><text:tab/><text:tab/><text:tab/><text:tab/><text:tab/>place[0] = 0;</text:p>
      <text:p text:style-name="P22"><text:tab/><text:tab/><text:tab/><text:tab/><text:tab/>for (int i = 1; i &lt; ProcNum; i++)</text:p>
      <text:p text:style-name="P22"><text:tab/><text:tab/><text:tab/><text:tab/><text:tab/>{</text:p>
      <text:p text:style-name="P22"><text:tab/><text:tab/><text:tab/><text:tab/><text:tab/><text:tab/>sizes[i] = PointPerProc;</text:p>
      <text:p text:style-name="P22"><text:tab/><text:tab/><text:tab/><text:tab/><text:tab/><text:tab/>place[i] = place[i - 1] + sizes[i - 1];</text:p>
      <text:p text:style-name="P22"><text:tab/><text:tab/><text:tab/><text:tab/><text:tab/>}</text:p>
      <text:p text:style-name="P22"><text:tab/><text:tab/><text:tab/><text:tab/><text:tab/>MPI_Scatterv(X_coord, sizes, place, MPI_DOUBLE, X_loc, basesize, MPI_DOUBLE, 0, MPI_COMM_WORLD);</text:p>
      <text:p text:style-name="P22"><text:tab/><text:tab/><text:tab/><text:tab/><text:tab/>MPI_Scatterv(Y_coord, sizes, place, MPI_DOUBLE, Y_loc, basesize, MPI_DOUBLE, 0, MPI_COMM_WORLD);</text:p>
      <text:p text:style-name="P22"><text:tab/><text:tab/><text:tab/><text:tab/><text:tab/>int FirstPoint, LocalFP;</text:p>
      <text:p text:style-name="P22"><text:tab/><text:tab/><text:tab/><text:tab/><text:tab/>LocalFP = FindBLPoint(X_loc, Y_loc, basesize);</text:p>
      <text:p text:style-name="P22"><text:tab/><text:tab/><text:tab/><text:tab/><text:tab/>MPI_Gather(&amp;LocalFP, 1, MPI_INT, buf, 1, MPI_INT, 0, MPI_COMM_WORLD);</text:p>
      <text:p text:style-name="P22"><text:tab/><text:tab/><text:tab/><text:tab/><text:tab/>for (int i = 0; i &lt; ProcNum; i++)</text:p>
      <text:p text:style-name="P22"><text:tab/><text:tab/><text:tab/><text:tab/><text:tab/>{</text:p>
      <text:p text:style-name="P22"><text:tab/><text:tab/><text:tab/><text:tab/><text:tab/><text:tab/>if (buf[i] &lt; 0)</text:p>
      <text:p text:style-name="P22"><text:tab/><text:tab/><text:tab/><text:tab/><text:tab/><text:tab/>{</text:p>
      <text:p text:style-name="P22"><text:tab/><text:tab/><text:tab/><text:tab/><text:tab/><text:tab/><text:tab/>buf[i] = buf[0];</text:p>
      <text:p text:style-name="P22"><text:tab/><text:tab/><text:tab/><text:tab/><text:tab/><text:tab/>}</text:p>
      <text:p text:style-name="P22"><text:tab/><text:tab/><text:tab/><text:tab/><text:tab/><text:tab/>X_buf[i] = X_coord[buf[i]];</text:p>
      <text:p text:style-name="P22"><text:tab/><text:tab/><text:tab/><text:tab/><text:tab/><text:tab/>Y_buf[i] = Y_coord[buf[i]];</text:p>
      <text:p text:style-name="P22"><text:tab/><text:tab/><text:tab/><text:tab/><text:tab/>}</text:p>
      <text:p text:style-name="P22"><text:tab/><text:tab/><text:tab/><text:tab/><text:tab/>FirstPoint = buf[FindBLPoint(X_buf, Y_buf, ProcNum)];</text:p>
      <text:p text:style-name="P22"><text:tab/><text:tab/><text:tab/><text:tab/><text:tab/>int PNum = 1;</text:p>
      <text:p text:style-name="P22"><text:tab/><text:tab/><text:tab/><text:tab/><text:tab/>Envelope[0] = FirstPoint;</text:p>
      <text:p text:style-name="P22"><text:tab/><text:tab/><text:tab/><text:tab/><text:tab/>MPI_Bcast(X_coord + FirstPoint, 1, MPI_DOUBLE, 0, MPI_COMM_WORLD);</text:p>
      <text:p text:style-name="P22"><text:tab/><text:tab/><text:tab/><text:tab/><text:tab/>MPI_Bcast(Y_coord + FirstPoint, 1, MPI_DOUBLE, 0, MPI_COMM_WORLD);</text:p>
      <text:p text:style-name="P22"><text:tab/><text:tab/><text:tab/><text:tab/><text:tab/>EnvPoint = FindPWithMinAngle(X_loc, Y_loc, basesize, X_coord[FirstPoint]-1, Y_coord[FirstPoint], X_coord[FirstPoint] , Y_coord[FirstPoint]);</text:p>
      <text:p text:style-name="P22"><text:tab/><text:tab/><text:tab/><text:tab/><text:tab/>MPI_Gather(&amp;EnvPoint, 1, MPI_INT, buf, 1, MPI_INT, 0, MPI_COMM_WORLD);</text:p>
      <text:p text:style-name="P22"><text:tab/><text:tab/><text:tab/><text:tab/><text:tab/>for (int i = 0; i &lt; ProcNum; i++)</text:p>
      <text:p text:style-name="P22"><text:tab/><text:tab/><text:tab/><text:tab/><text:tab/>{</text:p>
      <text:p text:style-name="P22"><text:tab/><text:tab/><text:tab/><text:tab/><text:tab/><text:tab/>if (buf[i] &lt; 0)</text:p>
      <text:p text:style-name="P22"><text:tab/><text:tab/><text:tab/><text:tab/><text:tab/><text:tab/>{</text:p>
      <text:p text:style-name="P22"><text:tab/><text:tab/><text:tab/><text:tab/><text:tab/><text:tab/><text:tab/>buf[i] = buf[0];</text:p>
      <text:p text:style-name="P22"><text:tab/><text:tab/><text:tab/><text:tab/><text:tab/><text:tab/>}</text:p>
      <text:p text:style-name="P22"><text:tab/><text:tab/><text:tab/><text:tab/><text:tab/><text:tab/>X_buf[i] = X_coord[buf[i]];</text:p>
      <text:p text:style-name="P22"><text:tab/><text:tab/><text:tab/><text:tab/><text:tab/><text:tab/>Y_buf[i] = Y_coord[buf[i]];</text:p>
      <text:p text:style-name="P22"><text:tab/><text:tab/><text:tab/><text:tab/><text:tab/>}</text:p>
      <text:p text:style-name="P22"><text:tab/><text:tab/><text:tab/><text:tab/><text:tab/>Envelope[1] = buf[FindPWithMinAngle(X_buf, Y_buf, ProcNum, X_coord[FirstPoint]-1, Y_coord[FirstPoint], X_coord[FirstPoint], Y_coord[FirstPoint])];</text:p>
      <text:p text:style-name="P22"><text:tab/><text:tab/><text:tab/><text:tab/><text:tab/>while (Envelope[PNum] != FirstPoint)</text:p>
      <text:p text:style-name="P22"><text:soft-page-break/><text:tab/><text:tab/><text:tab/><text:tab/><text:tab/>{</text:p>
      <text:p text:style-name="P22"><text:tab/><text:tab/><text:tab/><text:tab/><text:tab/><text:tab/>PNum++;</text:p>
      <text:p text:style-name="P22"><text:tab/><text:tab/><text:tab/><text:tab/><text:tab/><text:tab/>MPI_Bcast(X_coord + Envelope[PNum-1], 1, MPI_DOUBLE, 0, MPI_COMM_WORLD);</text:p>
      <text:p text:style-name="P22"><text:tab/><text:tab/><text:tab/><text:tab/><text:tab/><text:tab/>MPI_Bcast(Y_coord + Envelope[PNum-1], 1, MPI_DOUBLE, 0, MPI_COMM_WORLD);</text:p>
      <text:p text:style-name="P22"><text:tab/><text:tab/><text:tab/><text:tab/><text:tab/><text:tab/>EnvPoint = FindPWithMinAngle(X_loc, Y_loc, basesize, X_coord[Envelope[PNum - 2]], Y_coord[Envelope[PNum - 2]],</text:p>
      <text:p text:style-name="P22"><text:tab/><text:tab/><text:tab/><text:tab/><text:tab/><text:tab/><text:tab/>X_coord[Envelope[PNum - 1]], Y_coord[Envelope[PNum - 1]]);</text:p>
      <text:p text:style-name="P22"><text:tab/><text:tab/><text:tab/><text:tab/><text:tab/><text:tab/>MPI_Gather(&amp;EnvPoint, 1, MPI_INT, buf, 1, MPI_INT, 0, MPI_COMM_WORLD);</text:p>
      <text:p text:style-name="P22"><text:tab/><text:tab/><text:tab/><text:tab/><text:tab/><text:tab/>for (int i = 0; i &lt; ProcNum; i++)</text:p>
      <text:p text:style-name="P22"><text:tab/><text:tab/><text:tab/><text:tab/><text:tab/><text:tab/>{</text:p>
      <text:p text:style-name="P22"><text:tab/><text:tab/><text:tab/><text:tab/><text:tab/><text:tab/><text:tab/>if (buf[i] &lt; 0)</text:p>
      <text:p text:style-name="P22"><text:tab/><text:tab/><text:tab/><text:tab/><text:tab/><text:tab/><text:tab/>{</text:p>
      <text:p text:style-name="P22"><text:tab/><text:tab/><text:tab/><text:tab/><text:tab/><text:tab/><text:tab/><text:tab/>buf[i] = buf[0];</text:p>
      <text:p text:style-name="P22"><text:tab/><text:tab/><text:tab/><text:tab/><text:tab/><text:tab/><text:tab/>}</text:p>
      <text:p text:style-name="P22"><text:tab/><text:tab/><text:tab/><text:tab/><text:tab/><text:tab/><text:tab/>X_buf[i] = X_coord[buf[i]];</text:p>
      <text:p text:style-name="P22"><text:tab/><text:tab/><text:tab/><text:tab/><text:tab/><text:tab/><text:tab/>Y_buf[i] = Y_coord[buf[i]];</text:p>
      <text:p text:style-name="P22"><text:tab/><text:tab/><text:tab/><text:tab/><text:tab/><text:tab/>}</text:p>
      <text:p text:style-name="P22"><text:tab/><text:tab/><text:tab/><text:tab/><text:tab/><text:tab/>if (PNum == dynsize)</text:p>
      <text:p text:style-name="P22"><text:tab/><text:tab/><text:tab/><text:tab/><text:tab/><text:tab/>{</text:p>
      <text:p text:style-name="P22"><text:tab/><text:tab/><text:tab/><text:tab/><text:tab/><text:tab/><text:tab/>dynsize += step;</text:p>
      <text:p text:style-name="P22"><text:tab/><text:tab/><text:tab/><text:tab/><text:tab/><text:tab/><text:tab/>Envelope = (int*)realloc(Envelope, sizeof(int) * (dynsize));</text:p>
      <text:p text:style-name="P22"><text:tab/><text:tab/><text:tab/><text:tab/><text:tab/><text:tab/>}</text:p>
      <text:p text:style-name="P22"><text:tab/><text:tab/><text:tab/><text:tab/><text:tab/><text:tab/>Envelope[PNum] = buf[FindPWithMinAngle(X_buf, Y_buf, ProcNum, X_coord[Envelope[PNum - 2]], Y_coord[Envelope[PNum - 2]],</text:p>
      <text:p text:style-name="P22"><text:tab/><text:tab/><text:tab/><text:tab/><text:tab/><text:tab/><text:tab/>X_coord[Envelope[PNum - 1]], Y_coord[Envelope[PNum - 1]])];</text:p>
      <text:p text:style-name="P22"><text:tab/><text:tab/><text:tab/><text:tab/><text:tab/>}</text:p>
      <text:p text:style-name="P22"><text:tab/><text:tab/><text:tab/><text:tab/><text:tab/>MPI_Bcast(X_coord + Envelope[PNum - 1], 1, MPI_DOUBLE, 0, MPI_COMM_WORLD);</text:p>
      <text:p text:style-name="P22"><text:tab/><text:tab/><text:tab/><text:tab/><text:tab/>MPI_Bcast(Y_coord + Envelope[PNum - 1], 1, MPI_DOUBLE, 0, MPI_COMM_WORLD);</text:p>
      <text:p text:style-name="P22"><text:tab/><text:tab/><text:tab/><text:tab/><text:tab/>ElimPointsOnLines(X_coord, Y_coord, Envelope, PNum);</text:p>
      <text:p text:style-name="P22"><text:tab/><text:tab/><text:tab/><text:tab/><text:tab/>int* EnvelopeForCheck = new int[Size + 1];</text:p>
      <text:p text:style-name="P22"><text:tab/><text:tab/><text:tab/><text:tab/><text:tab/>int PNumForCheck = 0;</text:p>
      <text:p text:style-name="P22"><text:tab/><text:tab/><text:tab/><text:tab/><text:tab/>EnvelopeForCheck = FindEnvLinear(X_coord, Y_coord, Size, PNumForCheck);</text:p>
      <text:p text:style-name="P22"><text:tab/><text:tab/><text:tab/><text:tab/><text:tab/>ElimPointsOnLines(X_coord, Y_coord, EnvelopeForCheck, PNumForCheck);</text:p>
      <text:p text:style-name="P22"><text:tab/><text:tab/><text:tab/><text:tab/><text:tab/>int Correct = 1;</text:p>
      <text:p text:style-name="P22"><text:tab/><text:tab/><text:tab/><text:tab/><text:tab/>if (PNum != PNumForCheck)</text:p>
      <text:p text:style-name="P22"><text:tab/><text:tab/><text:tab/><text:tab/><text:tab/><text:tab/>Correct = 0;</text:p>
      <text:p text:style-name="P22"><text:tab/><text:tab/><text:tab/><text:tab/><text:tab/>else </text:p>
      <text:p text:style-name="P22"><text:tab/><text:tab/><text:tab/><text:tab/><text:tab/>{</text:p>
      <text:p text:style-name="P22"><text:tab/><text:tab/><text:tab/><text:tab/><text:tab/><text:tab/>for (int i = 0; i &lt; PNum; i++)</text:p>
      <text:p text:style-name="P22"><text:tab/><text:tab/><text:tab/><text:tab/><text:tab/><text:tab/><text:tab/>if (Envelope[i] != EnvelopeForCheck[i])</text:p>
      <text:p text:style-name="P22"><text:tab/><text:tab/><text:tab/><text:tab/><text:tab/><text:tab/><text:tab/>{</text:p>
      <text:p text:style-name="P22"><text:tab/><text:tab/><text:tab/><text:tab/><text:tab/><text:tab/><text:tab/><text:tab/>Correct = 0;</text:p>
      <text:p text:style-name="P22"><text:tab/><text:tab/><text:tab/><text:tab/><text:tab/><text:tab/><text:tab/><text:tab/>break;</text:p>
      <text:p text:style-name="P22"><text:tab/><text:tab/><text:tab/><text:tab/><text:tab/><text:tab/><text:tab/>}</text:p>
      <text:p text:style-name="P22"><text:soft-page-break/><text:tab/><text:tab/><text:tab/><text:tab/><text:tab/>}</text:p>
      <text:p text:style-name="P22"><text:tab/><text:tab/><text:tab/><text:tab/><text:tab/>if (Correct)</text:p>
      <text:p text:style-name="P22"><text:tab/><text:tab/><text:tab/><text:tab/><text:tab/><text:tab/>cout &lt;&lt; "Results checked successfully" &lt;&lt; endl;</text:p>
      <text:p text:style-name="P22"><text:tab/><text:tab/><text:tab/><text:tab/><text:tab/>else</text:p>
      <text:p text:style-name="P22"><text:tab/><text:tab/><text:tab/><text:tab/><text:tab/><text:tab/>cout &lt;&lt; "Results dont match" &lt;&lt; endl;</text:p>
      <text:p text:style-name="P22"><text:tab/><text:tab/><text:tab/><text:tab/><text:tab/>if (PNum &lt; 3)</text:p>
      <text:p text:style-name="P22"><text:tab/><text:tab/><text:tab/><text:tab/><text:tab/>{</text:p>
      <text:p text:style-name="P22"><text:tab/><text:tab/><text:tab/><text:tab/><text:tab/><text:tab/>cout &lt;&lt; "Result chain of points is a line" &lt;&lt; endl;</text:p>
      <text:p text:style-name="P22"><text:tab/><text:tab/><text:tab/><text:tab/><text:tab/><text:tab/>int point;</text:p>
      <text:p text:style-name="P22"><text:tab/><text:tab/><text:tab/><text:tab/><text:tab/><text:tab/>point = FindBLPoint(X_coord, Y_coord, Size);</text:p>
      <text:p text:style-name="P22"><text:tab/><text:tab/><text:tab/><text:tab/><text:tab/><text:tab/>cout &lt;&lt; setw(3) &lt;&lt; X_coord[point] &lt;&lt; ", " &lt;&lt; Y_coord[point] &lt;&lt; "; ";</text:p>
      <text:p text:style-name="P22"><text:tab/><text:tab/><text:tab/><text:tab/><text:tab/><text:tab/>point = FindTRPoint(X_coord, Y_coord, Size);</text:p>
      <text:p text:style-name="P22"><text:tab/><text:tab/><text:tab/><text:tab/><text:tab/><text:tab/>cout &lt;&lt; setw(3) &lt;&lt; X_coord[point] &lt;&lt; ", " &lt;&lt; Y_coord[point] &lt;&lt; "; ";</text:p>
      <text:p text:style-name="P22"><text:tab/><text:tab/><text:tab/><text:tab/><text:tab/>}</text:p>
      <text:p text:style-name="P22"><text:tab/><text:tab/><text:tab/><text:tab/><text:tab/>else</text:p>
      <text:p text:style-name="P22"><text:tab/><text:tab/><text:tab/><text:tab/><text:tab/>{</text:p>
      <text:p text:style-name="P22"><text:tab/><text:tab/><text:tab/><text:tab/><text:tab/><text:tab/>cout &lt;&lt; "Result chain of points is" &lt;&lt; endl;</text:p>
      <text:p text:style-name="P22"><text:tab/><text:tab/><text:tab/><text:tab/><text:tab/><text:tab/>for (int i = 0; i &lt; PNum; i++)</text:p>
      <text:p text:style-name="P22"><text:tab/><text:tab/><text:tab/><text:tab/><text:tab/><text:tab/>{</text:p>
      <text:p text:style-name="P22"><text:tab/><text:tab/><text:tab/><text:tab/><text:tab/><text:tab/><text:tab/>cout &lt;&lt; setw(3) &lt;&lt; X_coord[Envelope[i]] &lt;&lt; ", " &lt;&lt; Y_coord[Envelope[i]] &lt;&lt; "; ";</text:p>
      <text:p text:style-name="P22"><text:tab/><text:tab/><text:tab/><text:tab/><text:tab/><text:tab/>}</text:p>
      <text:p text:style-name="P22"><text:tab/><text:tab/><text:tab/><text:tab/><text:tab/>}</text:p>
      <text:p text:style-name="P22"><text:tab/><text:tab/><text:tab/><text:tab/><text:tab/>times = MPI_Wtime();</text:p>
      <text:p text:style-name="P22"><text:tab/><text:tab/><text:tab/><text:tab/><text:tab/>cout &lt;&lt; "time: " &lt;&lt; (times - timef) &lt;&lt; endl;</text:p>
      <text:p text:style-name="P22"><text:tab/><text:tab/><text:tab/><text:tab/><text:tab/>free(Envelope);</text:p>
      <text:p text:style-name="P22"><text:tab/><text:tab/><text:tab/><text:tab/><text:tab/>delete[] EnvelopeForCheck;</text:p>
      <text:p text:style-name="P22"><text:tab/><text:tab/><text:tab/><text:tab/><text:tab/>delete[] X_coord;</text:p>
      <text:p text:style-name="P22"><text:tab/><text:tab/><text:tab/><text:tab/><text:tab/>delete[] X_loc;</text:p>
      <text:p text:style-name="P22"><text:tab/><text:tab/><text:tab/><text:tab/><text:tab/>delete[] X_buf;</text:p>
      <text:p text:style-name="P22"><text:tab/><text:tab/><text:tab/><text:tab/><text:tab/>delete[] Y_coord;</text:p>
      <text:p text:style-name="P22"><text:tab/><text:tab/><text:tab/><text:tab/><text:tab/>delete[] Y_loc;</text:p>
      <text:p text:style-name="P22"><text:tab/><text:tab/><text:tab/><text:tab/><text:tab/>delete[] Y_buf;</text:p>
      <text:p text:style-name="P22"><text:tab/><text:tab/><text:tab/><text:tab/><text:tab/>delete[] sizes;</text:p>
      <text:p text:style-name="P22"><text:tab/><text:tab/><text:tab/><text:tab/><text:tab/>delete[] place;</text:p>
      <text:p text:style-name="P22"><text:tab/><text:tab/><text:tab/><text:tab/>}</text:p>
      <text:p text:style-name="P22"><text:tab/><text:tab/><text:tab/>}</text:p>
      <text:p text:style-name="P22"><text:tab/><text:tab/>}</text:p>
      <text:p text:style-name="P22"><text:tab/><text:tab/>else</text:p>
      <text:p text:style-name="P22"><text:tab/><text:tab/>{</text:p>
      <text:p text:style-name="P22"><text:tab/><text:tab/><text:tab/>int Size;</text:p>
      <text:p text:style-name="P22"><text:tab/><text:tab/><text:tab/>MPI_Bcast(&amp;Size, 1, MPI_INT, 0, MPI_COMM_WORLD);</text:p>
      <text:p text:style-name="P22"><text:tab/><text:tab/><text:tab/>if (Size &gt; 2)</text:p>
      <text:p text:style-name="P22"><text:tab/><text:tab/><text:tab/>{</text:p>
      <text:p text:style-name="P22"><text:tab/><text:tab/><text:tab/><text:tab/>int PointPerProc;</text:p>
      <text:p text:style-name="P22"><text:tab/><text:tab/><text:tab/><text:tab/>MPI_Bcast(&amp;PointPerProc, 1, MPI_INT, 0, MPI_COMM_WORLD);</text:p>
      <text:p text:style-name="P22"><text:tab/><text:tab/><text:tab/><text:tab/>int basesize;</text:p>
      <text:p text:style-name="P22"><text:tab/><text:tab/><text:tab/><text:tab/>MPI_Bcast(&amp;basesize, 1, MPI_INT, 0, MPI_COMM_WORLD);</text:p>
      <text:p text:style-name="P22"><text:tab/><text:tab/><text:tab/><text:tab/>double* X_coord = new double[PointPerProc];</text:p>
      <text:p text:style-name="P22"><text:tab/><text:tab/><text:tab/><text:tab/>double* Y_coord = new double[PointPerProc];</text:p>
      <text:p text:style-name="P22"><text:tab/><text:tab/><text:tab/><text:tab/>double x1, x2, y1, y2;</text:p>
      <text:p text:style-name="P22"><text:tab/><text:tab/><text:tab/><text:tab/>int EnvPoint;</text:p>
      <text:p text:style-name="P22"><text:soft-page-break/><text:tab/><text:tab/><text:tab/><text:tab/>MPI_Scatterv(0, 0, 0, MPI_DOUBLE, X_coord, PointPerProc, MPI_DOUBLE, 0, MPI_COMM_WORLD);</text:p>
      <text:p text:style-name="P22"><text:tab/><text:tab/><text:tab/><text:tab/>MPI_Scatterv(0, 0, 0, MPI_DOUBLE, Y_coord, PointPerProc, MPI_DOUBLE, 0, MPI_COMM_WORLD);</text:p>
      <text:p text:style-name="P22"><text:tab/><text:tab/><text:tab/><text:tab/>int LocalFP = FindBLPoint(X_coord, Y_coord, PointPerProc);</text:p>
      <text:p text:style-name="P22"><text:tab/><text:tab/><text:tab/><text:tab/>if (LocalFP &gt;= 0)</text:p>
      <text:p text:style-name="P22"><text:tab/><text:tab/><text:tab/><text:tab/>{</text:p>
      <text:p text:style-name="P22"><text:tab/><text:tab/><text:tab/><text:tab/><text:tab/>LocalFP += basesize + (ProcRank - 1)* PointPerProc;</text:p>
      <text:p text:style-name="P22"><text:tab/><text:tab/><text:tab/><text:tab/>}</text:p>
      <text:p text:style-name="P22"><text:tab/><text:tab/><text:tab/><text:tab/>else</text:p>
      <text:p text:style-name="P22"><text:tab/><text:tab/><text:tab/><text:tab/>{</text:p>
      <text:p text:style-name="P22"><text:tab/><text:tab/><text:tab/><text:tab/><text:tab/>LocalFP = -1;</text:p>
      <text:p text:style-name="P22"><text:tab/><text:tab/><text:tab/><text:tab/>}</text:p>
      <text:p text:style-name="P22"><text:tab/><text:tab/><text:tab/><text:tab/>MPI_Gather(&amp;LocalFP, 1, MPI_INT, 0, 0, MPI_INT, 0, MPI_COMM_WORLD);</text:p>
      <text:p text:style-name="P22"><text:tab/><text:tab/><text:tab/><text:tab/>MPI_Bcast(&amp;x1, 1, MPI_DOUBLE, 0, MPI_COMM_WORLD);</text:p>
      <text:p text:style-name="P22"><text:tab/><text:tab/><text:tab/><text:tab/>MPI_Bcast(&amp;y1, 1, MPI_DOUBLE, 0, MPI_COMM_WORLD);</text:p>
      <text:p text:style-name="P22"><text:tab/><text:tab/><text:tab/><text:tab/>EnvPoint = FindPWithMinAngle(X_coord, Y_coord, PointPerProc, x1-1, y1, x1 , y1);</text:p>
      <text:p text:style-name="P22"><text:tab/><text:tab/><text:tab/><text:tab/>if (EnvPoint &gt;= 0)</text:p>
      <text:p text:style-name="P22"><text:tab/><text:tab/><text:tab/><text:tab/>{</text:p>
      <text:p text:style-name="P22"><text:tab/><text:tab/><text:tab/><text:tab/><text:tab/>EnvPoint += basesize + (ProcRank - 1)* PointPerProc;</text:p>
      <text:p text:style-name="P22"><text:tab/><text:tab/><text:tab/><text:tab/>}</text:p>
      <text:p text:style-name="P22"><text:tab/><text:tab/><text:tab/><text:tab/>else</text:p>
      <text:p text:style-name="P22"><text:tab/><text:tab/><text:tab/><text:tab/>{</text:p>
      <text:p text:style-name="P22"><text:tab/><text:tab/><text:tab/><text:tab/><text:tab/>EnvPoint = -1;</text:p>
      <text:p text:style-name="P22"><text:tab/><text:tab/><text:tab/><text:tab/>}</text:p>
      <text:p text:style-name="P22"><text:tab/><text:tab/><text:tab/><text:tab/>MPI_Gather(&amp;EnvPoint, 1, MPI_INT, 0, 0, MPI_INT, 0, MPI_COMM_WORLD);</text:p>
      <text:p text:style-name="P22"><text:tab/><text:tab/><text:tab/><text:tab/>MPI_Bcast(&amp;x2, 1, MPI_DOUBLE, 0, MPI_COMM_WORLD);</text:p>
      <text:p text:style-name="P22"><text:tab/><text:tab/><text:tab/><text:tab/>MPI_Bcast(&amp;y2, 1, MPI_DOUBLE, 0, MPI_COMM_WORLD);</text:p>
      <text:p text:style-name="P22"><text:tab/><text:tab/><text:tab/><text:tab/>while (x1 != x2 || y1 != y2)</text:p>
      <text:p text:style-name="P22"><text:tab/><text:tab/><text:tab/><text:tab/>{</text:p>
      <text:p text:style-name="P22"><text:tab/><text:tab/><text:tab/><text:tab/><text:tab/>EnvPoint = FindPWithMinAngle(X_coord, Y_coord, PointPerProc, x1, y1, x2, y2);</text:p>
      <text:p text:style-name="P22"><text:tab/><text:tab/><text:tab/><text:tab/><text:tab/>if (EnvPoint &gt;= 0)</text:p>
      <text:p text:style-name="P22"><text:tab/><text:tab/><text:tab/><text:tab/><text:tab/>{</text:p>
      <text:p text:style-name="P22"><text:tab/><text:tab/><text:tab/><text:tab/><text:tab/><text:tab/>EnvPoint += basesize + (ProcRank - 1)* PointPerProc;</text:p>
      <text:p text:style-name="P22"><text:tab/><text:tab/><text:tab/><text:tab/><text:tab/>}</text:p>
      <text:p text:style-name="P22"><text:tab/><text:tab/><text:tab/><text:tab/><text:tab/>else</text:p>
      <text:p text:style-name="P22"><text:tab/><text:tab/><text:tab/><text:tab/><text:tab/>{</text:p>
      <text:p text:style-name="P22"><text:tab/><text:tab/><text:tab/><text:tab/><text:tab/><text:tab/>EnvPoint = -1;</text:p>
      <text:p text:style-name="P22"><text:tab/><text:tab/><text:tab/><text:tab/><text:tab/>}</text:p>
      <text:p text:style-name="P22"><text:tab/><text:tab/><text:tab/><text:tab/><text:tab/>MPI_Gather(&amp;EnvPoint, 1, MPI_INT, 0, 0, MPI_INT, 0, MPI_COMM_WORLD);</text:p>
      <text:p text:style-name="P22"><text:tab/><text:tab/><text:tab/><text:tab/><text:tab/>x1 = x2;</text:p>
      <text:p text:style-name="P22"><text:tab/><text:tab/><text:tab/><text:tab/><text:tab/>y1 = y2;</text:p>
      <text:p text:style-name="P22"><text:tab/><text:tab/><text:tab/><text:tab/><text:tab/>MPI_Bcast(&amp;x2, 1, MPI_DOUBLE, 0, MPI_COMM_WORLD);</text:p>
      <text:p text:style-name="P22"><text:tab/><text:tab/><text:tab/><text:tab/><text:tab/>MPI_Bcast(&amp;y2, 1, MPI_DOUBLE, 0, MPI_COMM_WORLD);</text:p>
      <text:p text:style-name="P22"><text:tab/><text:tab/><text:tab/><text:tab/>}</text:p>
      <text:p text:style-name="P22"><text:tab/><text:tab/><text:tab/><text:tab/>delete[] X_coord;</text:p>
      <text:p text:style-name="P22"><text:tab/><text:tab/><text:tab/><text:tab/>delete[] Y_coord;</text:p>
      <text:p text:style-name="P22"><text:tab/><text:tab/><text:tab/>}</text:p>
      <text:p text:style-name="P22"><text:tab/><text:tab/>}</text:p>
      <text:p text:style-name="P22"><text:tab/>}</text:p>
      <text:p text:style-name="P22"><text:soft-page-break/><text:tab/>MPI_Finalize();</text:p>
      <text:p text:style-name="P22"><text:tab/>return 0;</text:p>
      <text:p text:style-name="P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12cm" fo:line-height="100%"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423cm" fo:keep-together="always" fo:break-before="page" fo:keep-with-next="always"/>
      <style:text-properties fo:color="#365f91" style:font-name="Cambria" fo:font-size="16pt" fo:font-weight="bold" style:font-size-asian="16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style:text-properties style:font-name="Tahoma" fo:font-size="8pt" style:font-size-asian="8pt" style:font-name-complex="Tahoma1" style:font-size-complex="8pt"/>
    </style:style>
    <style:style style:name="caption" style:family="paragraph" style:parent-style-name="Standard" style:default-outline-level="" style:list-style-name="">
      <style:text-properties fo:color="#4f81bd" fo:font-size="9pt" fo:font-weight="bold" style:font-size-asian="9pt" style:font-weight-asian="bold" style:font-size-complex="9pt" style:font-weight-complex="bold"/>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8.25cm" style:type="center"/>
          <style:tab-stop style:position="16.501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style:text-properties style:font-name="Times New Roman" fo:font-size="12pt" style:font-name-asian="Times New Roman1" style:font-size-asian="12pt" style:language-asian="ru" style:country-asian="RU" style:font-name-complex="Times New Roman1" style:font-size-complex="12pt"/>
    </style:style>
    <style:style style:name="toa_20_heading" style:display-name="toa heading" style:family="paragraph" style:parent-style-name="Standard" style:default-outline-level="" style:list-style-name="">
      <style:paragraph-properties fo:margin-top="0.212cm" fo:margin-bottom="0.212cm"/>
      <style:text-properties style:font-name="Cambria" fo:font-size="12pt" fo:font-weight="bold" style:font-size-asian="12pt" style:font-weight-asian="bold" style:font-size-complex="12pt" style:font-weight-complex="bold"/>
    </style:style>
    <style:style style:name="table_20_of_20_authorities" style:display-name="table of authorities" style:family="paragraph" style:parent-style-name="Standard" style:default-outline-level="" style:list-style-name="">
      <style:paragraph-properties fo:margin-left="0.388cm" fo:margin-right="0cm" fo:margin-top="0cm" fo:margin-bottom="0cm" fo:text-indent="-0.388cm" style:auto-text-indent="false"/>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365f91" style:font-name="Cambria" fo:font-size="16pt" fo:font-weight="bold" style:font-size-asian="16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Заголовок_20_3_20_Знак" style:display-name="Заголовок 3 Знак" style:family="text" style:parent-style-name="Default_20_Paragraph_20_Font">
      <style:text-properties fo:color="#4f81bd" style:font-name="Cambria" fo:font-weight="bold" style:font-weight-asian="bold"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
    </style:style>
    <style:style style:name="ListLabel_20_2" style:display-name="ListLabel 2" style:family="text">
      <style:text-properties fo:font-weight="bold" style:font-weight-asian="bold"/>
    </style:style>
    <style:style style:name="ListLabel_20_3" style:display-name="ListLabel 3" style:family="text">
      <style:text-properties fo:font-size="12pt" fo:font-weight="bold" style:font-size-asian="12pt" style:font-weight-asian="bold"/>
    </style:style>
    <style:style style:name="ListLabel_20_4" style:display-name="ListLabel 4" style:family="text">
      <style:text-properties fo:font-weight="normal" style:font-weight-asian="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884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884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27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4"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4"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54cm"/>
        </style:list-level-properties>
        <style:text-properties fo:font-family="Wingdings" style:font-style-name="Regular"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54cm"/>
        </style:list-level-properties>
        <style:text-properties fo:font-family="Symbol" style:font-style-name="Обычный" style:font-family-generic="roman"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54cm"/>
        </style:list-level-properties>
        <style:text-properties fo:font-family="Wingdings" style:font-style-name="Regular"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51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1.251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ris$</meta:initial-creator>
    <dc:creator>сергей </dc:creator>
    <meta:editing-cycles>13</meta:editing-cycles>
    <meta:creation-date>2014-12-18T14:35:00</meta:creation-date>
    <dc:date>2018-12-12T23:43:56.92</dc:date>
    <meta:editing-duration>PT4H28M40S</meta:editing-duration>
    <meta:generator>OpenOffice/4.1.2$Win32 OpenOffice.org_project/412m3$Build-9782</meta:generator>
    <meta:document-statistic meta:table-count="1" meta:image-count="1" meta:object-count="0" meta:page-count="21" meta:paragraph-count="585" meta:word-count="2861" meta:character-count="20487"/>
    <meta:user-defined meta:name="AppVersion">15.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